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office:value-type="float" office:value="703" calcext:value-type="float">
            <text:p>703</text:p>
          </table:table-cell>
          <table:table-cell table:number-columns-repeated="10"/>
          <table:table-cell table:style-name="Default"/>
          <table:table-cell table:number-columns-repeated="5"/>
          <table:table-cell office:value-type="string" calcext:value-type="string">
            <text:p>Totzeit</text:p>
          </table:table-cell>
          <table:table-cell table:number-columns-repeated="3"/>
          <table:table-cell office:value-type="string" calcext:value-type="string">
            <text:p>540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/V</text:p>
          </table:table-cell>
          <table:table-cell office:value-type="string" calcext:value-type="string">
            <text:p>I/my A</text:p>
          </table:table-cell>
          <table:table-cell office:value-type="string" calcext:value-type="string">
            <text:p>Delta t / 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ehler von 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ehler von Z R</text:p>
          </table:table-cell>
          <table:table-cell table:number-columns-repeated="2"/>
          <table:table-cell office:value-type="string" calcext:value-type="string">
            <text:p>Q</text:p>
          </table:table-cell>
          <table:table-cell table:style-name="Default" office:value-type="string" calcext:value-type="string">
            <text:p>Fehler <text:s/></text:p>
          </table:table-cell>
          <table:table-cell office:value-type="string" calcext:value-type="string">
            <text:p>Qe0</text:p>
          </table:table-cell>
          <table:table-cell table:number-columns-repeated="2"/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U/V</text:p>
          </table:table-cell>
          <table:table-cell table:number-columns-repeated="3"/>
          <table:table-cell office:value-type="string" calcext:value-type="string">
            <text:p>Eine 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Andere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E3]^(1/2)" office:value-type="float" office:value="0" calcext:value-type="float">
            <text:p>0</text:p>
          </table:table-cell>
          <table:table-cell table:number-columns-repeated="3"/>
          <table:table-cell table:formula="of:=([.C3]*10^(-6)*60)/[.E3]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5"/>
          <table:table-cell office:value-type="float" office:value="460" calcext:value-type="float">
            <text:p>460</text:p>
          </table:table-cell>
          <table:table-cell office:value-type="float" office:value="0.19" calcext:value-type="float">
            <text:p>0,19</text:p>
          </table:table-cell>
          <table:table-cell table:number-columns-repeated="2"/>
          <table:table-cell office:value-type="float" office:value="10328" calcext:value-type="float">
            <text:p>10328</text:p>
          </table:table-cell>
          <table:table-cell office:value-type="float" office:value="11642" calcext:value-type="float">
            <text:p>11642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0.05" calcext:value-type="float">
            <text:p>0,05</text:p>
          </table:table-cell>
          <table:table-cell office:value-type="float" office:value="60" calcext:value-type="float">
            <text:p>60</text:p>
          </table:table-cell>
          <table:table-cell office:value-type="float" office:value="9471" calcext:value-type="float">
            <text:p>9471</text:p>
          </table:table-cell>
          <table:table-cell table:formula="of:=[.E4]^(1/2)" office:value-type="float" office:value="97.3190628808149" calcext:value-type="float">
            <text:p>97,3190628808</text:p>
          </table:table-cell>
          <table:table-cell table:formula="of:=[.E4]/60" office:value-type="float" office:value="157.85" calcext:value-type="float">
            <text:p>157,85</text:p>
          </table:table-cell>
          <table:table-cell table:formula="of:=[.F4]/60" office:value-type="float" office:value="1.62198438134691" calcext:value-type="float">
            <text:p>1,6219843813</text:p>
          </table:table-cell>
          <table:table-cell/>
          <table:table-cell table:formula="of:=([.C4]*10^(-6)*60)/[.G4]" office:value-type="float" office:value="0.0000000190053848590434" calcext:value-type="float">
            <text:p>0,000000019</text:p>
          </table:table-cell>
          <table:table-cell table:formula="of:=[.J4]/60" office:value-type="float" office:value="0.00000000031675641431739" calcext:value-type="float">
            <text:p>3,1675641431739E-10</text:p>
          </table:table-cell>
          <table:table-cell table:formula="of:=[.K4]-[.C4]*10^(-6)/([.G4]+[.H4])" office:value-type="float" office:value="0.00000000000322171921737472" calcext:value-type="float">
            <text:p>3,22171921737472E-12</text:p>
          </table:table-cell>
          <table:table-cell table:formula="of:=[.J4]/(1.602176462*10^(-19))" office:value-type="float" office:value="118622294795.911" calcext:value-type="float">
            <text:p>118622294795,911</text:p>
          </table:table-cell>
          <table:table-cell table:formula="of:=[.M4]/60" office:value-type="float" office:value="1977038246.59852" calcext:value-type="float">
            <text:p>1977038246,59852</text:p>
          </table:table-cell>
          <table:table-cell table:formula="of:=[.L4]/(1.602176462*10^(-19))" office:value-type="float" office:value="20108391.8893244" calcext:value-type="float">
            <text:p>20108391,8893244</text:p>
          </table:table-cell>
          <table:table-cell table:formula="of:=([.J4]+[.L4])/(1.602176462*10^(-19))-[.M4]" office:value-type="float" office:value="20108391.8893127" calcext:value-type="float">
            <text:p>20108391,8893127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0.2" calcext:value-type="float">
            <text:p>0,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0.1" calcext:value-type="float">
            <text:p>0,1</text:p>
          </table:table-cell>
          <table:table-cell office:value-type="float" office:value="60" calcext:value-type="float">
            <text:p>60</text:p>
          </table:table-cell>
          <table:table-cell office:value-type="float" office:value="9940" calcext:value-type="float">
            <text:p>9940</text:p>
          </table:table-cell>
          <table:table-cell table:formula="of:=[.E5]^(1/2)" office:value-type="float" office:value="99.6995486449161" calcext:value-type="float">
            <text:p>99,6995486449</text:p>
          </table:table-cell>
          <table:table-cell table:formula="of:=[.E5]/60" office:value-type="float" office:value="165.666666666667" calcext:value-type="float">
            <text:p>165,6666666667</text:p>
          </table:table-cell>
          <table:table-cell table:formula="of:=[.F5]/60" office:value-type="float" office:value="1.66165914408194" calcext:value-type="float">
            <text:p>1,6616591441</text:p>
          </table:table-cell>
          <table:table-cell/>
          <table:table-cell table:formula="of:=([.C5]*10^(-6)*60)/[.G5]" office:value-type="float" office:value="0.0000000362173038229376" calcext:value-type="float">
            <text:p>3,62173038229376E-08</text:p>
          </table:table-cell>
          <table:table-cell table:formula="of:=[.J5]/60" office:value-type="float" office:value="0.000000000603621730382294" calcext:value-type="float">
            <text:p>6,03621730382294E-10</text:p>
          </table:table-cell>
          <table:table-cell table:formula="of:=[.K5]-[.C5]*10^(-6)/([.G5]+[.H5])" office:value-type="float" office:value="0.00000000000599428436874896" calcext:value-type="float">
            <text:p>5,99428436874896E-12</text:p>
          </table:table-cell>
          <table:table-cell table:formula="of:=[.J5]/(1.602176462*10^(-19))" office:value-type="float" office:value="226050654730.8" calcext:value-type="float">
            <text:p>226050654730,8</text:p>
          </table:table-cell>
          <table:table-cell table:formula="of:=[.M5]/60" office:value-type="float" office:value="3767510912.18" calcext:value-type="float">
            <text:p>3767510912,18</text:p>
          </table:table-cell>
          <table:table-cell table:formula="of:=[.L5]/(1.602176462*10^(-19))" office:value-type="float" office:value="37413384.2989198" calcext:value-type="float">
            <text:p>37413384,2989198</text:p>
          </table:table-cell>
          <table:table-cell table:formula="of:=([.J5]+[.L5])/(1.602176462*10^(-19))-[.M5]" office:value-type="float" office:value="37413384.2989197" calcext:value-type="float">
            <text:p>37413384,2989197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0.21" calcext:value-type="float">
            <text:p>0,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0.1" calcext:value-type="float">
            <text:p>0,1</text:p>
          </table:table-cell>
          <table:table-cell office:value-type="float" office:value="60" calcext:value-type="float">
            <text:p>60</text:p>
          </table:table-cell>
          <table:table-cell office:value-type="float" office:value="10011" calcext:value-type="float">
            <text:p>10011</text:p>
          </table:table-cell>
          <table:table-cell table:formula="of:=[.E6]^(1/2)" office:value-type="float" office:value="100.054984883313" calcext:value-type="float">
            <text:p>100,0549848833</text:p>
          </table:table-cell>
          <table:table-cell table:formula="of:=[.E6]/60" office:value-type="float" office:value="166.85" calcext:value-type="float">
            <text:p>166,85</text:p>
          </table:table-cell>
          <table:table-cell table:formula="of:=[.F6]/60" office:value-type="float" office:value="1.66758308138855" calcext:value-type="float">
            <text:p>1,6675830814</text:p>
          </table:table-cell>
          <table:table-cell/>
          <table:table-cell table:formula="of:=([.C6]*10^(-6)*60)/[.G6]" office:value-type="float" office:value="0.0000000359604435121367" calcext:value-type="float">
            <text:p>0,000000036</text:p>
          </table:table-cell>
          <table:table-cell table:formula="of:=[.J6]/60" office:value-type="float" office:value="0.000000000599340725202278" calcext:value-type="float">
            <text:p>5,99340725202278E-10</text:p>
          </table:table-cell>
          <table:table-cell table:formula="of:=[.K6]-[.C6]*10^(-6)/([.G6]+[.H6])" office:value-type="float" office:value="0.00000000000593083780967694" calcext:value-type="float">
            <text:p>5,93083780967694E-12</text:p>
          </table:table-cell>
          <table:table-cell table:formula="of:=[.J6]/(1.602176462*10^(-19))" office:value-type="float" office:value="224447458597.957" calcext:value-type="float">
            <text:p>224447458597,957</text:p>
          </table:table-cell>
          <table:table-cell table:formula="of:=[.M6]/60" office:value-type="float" office:value="3740790976.63262" calcext:value-type="float">
            <text:p>3740790976,63262</text:p>
          </table:table-cell>
          <table:table-cell table:formula="of:=[.L6]/(1.602176462*10^(-19))" office:value-type="float" office:value="37017381.982216" calcext:value-type="float">
            <text:p>37017381,982216</text:p>
          </table:table-cell>
          <table:table-cell table:formula="of:=([.J6]+[.L6])/(1.602176462*10^(-19))-[.M6]" office:value-type="float" office:value="37017381.9822083" calcext:value-type="float">
            <text:p>37017381,98220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0.15" calcext:value-type="float">
            <text:p>0,15</text:p>
          </table:table-cell>
          <table:table-cell office:value-type="float" office:value="60" calcext:value-type="float">
            <text:p>60</text:p>
          </table:table-cell>
          <table:table-cell office:value-type="float" office:value="9963" calcext:value-type="float">
            <text:p>9963</text:p>
          </table:table-cell>
          <table:table-cell table:formula="of:=[.E7]^(1/2)" office:value-type="float" office:value="99.8148285576847" calcext:value-type="float">
            <text:p>99,8148285577</text:p>
          </table:table-cell>
          <table:table-cell table:formula="of:=[.E7]/60" office:value-type="float" office:value="166.05" calcext:value-type="float">
            <text:p>166,05</text:p>
          </table:table-cell>
          <table:table-cell table:formula="of:=[.F7]/60" office:value-type="float" office:value="1.66358047596141" calcext:value-type="float">
            <text:p>1,663580476</text:p>
          </table:table-cell>
          <table:table-cell/>
          <table:table-cell table:formula="of:=([.C7]*10^(-6)*60)/[.G7]" office:value-type="float" office:value="0.0000000542005420054201" calcext:value-type="float">
            <text:p>5,42005420054201E-08</text:p>
          </table:table-cell>
          <table:table-cell table:formula="of:=[.J7]/60" office:value-type="float" office:value="0.000000000903342366757001" calcext:value-type="float">
            <text:p>9,03342366757001E-10</text:p>
          </table:table-cell>
          <table:table-cell table:formula="of:=[.K7]-[.C7]*10^(-6)/([.G7]+[.H7])" office:value-type="float" office:value="0.00000000000896041167436132" calcext:value-type="float">
            <text:p>8,96041167436132E-12</text:p>
          </table:table-cell>
          <table:table-cell table:formula="of:=[.J7]/(1.602176462*10^(-19))" office:value-type="float" office:value="338293211084.635" calcext:value-type="float">
            <text:p>338293211084,635</text:p>
          </table:table-cell>
          <table:table-cell table:formula="of:=[.M7]/60" office:value-type="float" office:value="5638220184.74393" calcext:value-type="float">
            <text:p>5638220184,74393</text:p>
          </table:table-cell>
          <table:table-cell table:formula="of:=[.L7]/(1.602176462*10^(-19))" office:value-type="float" office:value="55926496.780361" calcext:value-type="float">
            <text:p>55926496,780361</text:p>
          </table:table-cell>
          <table:table-cell table:formula="of:=([.J7]+[.L7])/(1.602176462*10^(-19))-[.M7]" office:value-type="float" office:value="55926496.7803955" calcext:value-type="float">
            <text:p>55926496,7803955</text:p>
          </table:table-cell>
          <table:table-cell/>
          <table:table-cell office:value-type="string" calcext:value-type="string">
            <text:p>Erholung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2" calcext:value-type="float">
            <text:p>0,2</text:p>
          </table:table-cell>
          <table:table-cell office:value-type="float" office:value="60" calcext:value-type="float">
            <text:p>60</text:p>
          </table:table-cell>
          <table:table-cell office:value-type="float" office:value="10277" calcext:value-type="float">
            <text:p>10277</text:p>
          </table:table-cell>
          <table:table-cell table:formula="of:=[.E8]^(1/2)" office:value-type="float" office:value="101.375539456025" calcext:value-type="float">
            <text:p>101,375539456</text:p>
          </table:table-cell>
          <table:table-cell table:formula="of:=[.E8]/60" office:value-type="float" office:value="171.283333333333" calcext:value-type="float">
            <text:p>171,2833333333</text:p>
          </table:table-cell>
          <table:table-cell table:formula="of:=[.F8]/60" office:value-type="float" office:value="1.68959232426708" calcext:value-type="float">
            <text:p>1,6895923243</text:p>
          </table:table-cell>
          <table:table-cell/>
          <table:table-cell table:formula="of:=([.C8]*10^(-6)*60)/[.G8]" office:value-type="float" office:value="0.0000000700593558431449" calcext:value-type="float">
            <text:p>7,00593558431449E-08</text:p>
          </table:table-cell>
          <table:table-cell table:formula="of:=[.J8]/60" office:value-type="float" office:value="0.00000000116765593071908" calcext:value-type="float">
            <text:p>1,16765593071908E-09</text:p>
          </table:table-cell>
          <table:table-cell table:formula="of:=[.K8]-[.C8]*10^(-6)/([.G8]+[.H8])" office:value-type="float" office:value="0.0000000000114056144360602" calcext:value-type="float">
            <text:p>1,14056144360602E-11</text:p>
          </table:table-cell>
          <table:table-cell table:formula="of:=[.J8]/(1.602176462*10^(-19))" office:value-type="float" office:value="437276152189.189" calcext:value-type="float">
            <text:p>437276152189,189</text:p>
          </table:table-cell>
          <table:table-cell table:formula="of:=[.M8]/60" office:value-type="float" office:value="7287935869.81982" calcext:value-type="float">
            <text:p>7287935869,81982</text:p>
          </table:table-cell>
          <table:table-cell table:formula="of:=[.L8]/(1.602176462*10^(-19))" office:value-type="float" office:value="71188253.6448109" calcext:value-type="float">
            <text:p>71188253,6448109</text:p>
          </table:table-cell>
          <table:table-cell table:formula="of:=([.J8]+[.L8])/(1.602176462*10^(-19))-[.M8]" office:value-type="float" office:value="71188253.6447754" calcext:value-type="float">
            <text:p>71188253,6447754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0.24" calcext:value-type="float">
            <text:p>0,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0.2" calcext:value-type="float">
            <text:p>0,2</text:p>
          </table:table-cell>
          <table:table-cell office:value-type="float" office:value="60" calcext:value-type="float">
            <text:p>60</text:p>
          </table:table-cell>
          <table:table-cell office:value-type="float" office:value="10365" calcext:value-type="float">
            <text:p>10365</text:p>
          </table:table-cell>
          <table:table-cell table:formula="of:=[.E9]^(1/2)" office:value-type="float" office:value="101.808644033795" calcext:value-type="float">
            <text:p>101,8086440338</text:p>
          </table:table-cell>
          <table:table-cell table:formula="of:=[.E9]/60" office:value-type="float" office:value="172.75" calcext:value-type="float">
            <text:p>172,75</text:p>
          </table:table-cell>
          <table:table-cell table:formula="of:=[.F9]/60" office:value-type="float" office:value="1.69681073389658" calcext:value-type="float">
            <text:p>1,6968107339</text:p>
          </table:table-cell>
          <table:table-cell/>
          <table:table-cell table:formula="of:=([.C9]*10^(-6)*60)/[.G9]" office:value-type="float" office:value="0.0000000694645441389291" calcext:value-type="float">
            <text:p>6,94645441389291E-08</text:p>
          </table:table-cell>
          <table:table-cell table:formula="of:=[.J9]/60" office:value-type="float" office:value="0.00000000115774240231548" calcext:value-type="float">
            <text:p>1,15774240231548E-09</text:p>
          </table:table-cell>
          <table:table-cell table:formula="of:=[.K9]-[.C9]*10^(-6)/([.G9]+[.H9])" office:value-type="float" office:value="0.0000000000112611387222939" calcext:value-type="float">
            <text:p>1,12611387222939E-11</text:p>
          </table:table-cell>
          <table:table-cell table:formula="of:=[.J9]/(1.602176462*10^(-19))" office:value-type="float" office:value="433563629141.177" calcext:value-type="float">
            <text:p>433563629141,177</text:p>
          </table:table-cell>
          <table:table-cell table:formula="of:=[.M9]/60" office:value-type="float" office:value="7226060485.68628" calcext:value-type="float">
            <text:p>7226060485,68628</text:p>
          </table:table-cell>
          <table:table-cell table:formula="of:=[.L9]/(1.602176462*10^(-19))" office:value-type="float" office:value="70286507.0694938" calcext:value-type="float">
            <text:p>70286507,0694938</text:p>
          </table:table-cell>
          <table:table-cell table:formula="of:=([.J9]+[.L9])/(1.602176462*10^(-19))-[.M9]" office:value-type="float" office:value="70286507.069519" calcext:value-type="float">
            <text:p>70286507,069519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0.7" calcext:value-type="float">
            <text:p>0,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0.2" calcext:value-type="float">
            <text:p>0,2</text:p>
          </table:table-cell>
          <table:table-cell office:value-type="float" office:value="60" calcext:value-type="float">
            <text:p>60</text:p>
          </table:table-cell>
          <table:table-cell office:value-type="float" office:value="10254" calcext:value-type="float">
            <text:p>10254</text:p>
          </table:table-cell>
          <table:table-cell table:formula="of:=[.E10]^(1/2)" office:value-type="float" office:value="101.262036321615" calcext:value-type="float">
            <text:p>101,2620363216</text:p>
          </table:table-cell>
          <table:table-cell table:formula="of:=[.E10]/60" office:value-type="float" office:value="170.9" calcext:value-type="float">
            <text:p>170,9</text:p>
          </table:table-cell>
          <table:table-cell table:formula="of:=[.F10]/60" office:value-type="float" office:value="1.68770060536024" calcext:value-type="float">
            <text:p>1,6877006054</text:p>
          </table:table-cell>
          <table:table-cell/>
          <table:table-cell table:formula="of:=([.C10]*10^(-6)*60)/[.G10]" office:value-type="float" office:value="0.0000000702165008777063" calcext:value-type="float">
            <text:p>7,02165008777063E-08</text:p>
          </table:table-cell>
          <table:table-cell table:formula="of:=[.J10]/60" office:value-type="float" office:value="0.00000000117027501462844" calcext:value-type="float">
            <text:p>1,17027501462844E-09</text:p>
          </table:table-cell>
          <table:table-cell table:formula="of:=[.K10]-[.C10]*10^(-6)/([.G10]+[.H10])" office:value-type="float" office:value="0.0000000000114438853041019" calcext:value-type="float">
            <text:p>1,14438853041019E-11</text:p>
          </table:table-cell>
          <table:table-cell table:formula="of:=[.J10]/(1.602176462*10^(-19))" office:value-type="float" office:value="438256974453.706" calcext:value-type="float">
            <text:p>438256974453,706</text:p>
          </table:table-cell>
          <table:table-cell table:formula="of:=[.M10]/60" office:value-type="float" office:value="7304282907.56176" calcext:value-type="float">
            <text:p>7304282907,56176</text:p>
          </table:table-cell>
          <table:table-cell table:formula="of:=[.L10]/(1.602176462*10^(-19))" office:value-type="float" office:value="71427121.6406245" calcext:value-type="float">
            <text:p>71427121,6406245</text:p>
          </table:table-cell>
          <table:table-cell table:formula="of:=([.J10]+[.L10])/(1.602176462*10^(-19))-[.M10]" office:value-type="float" office:value="71427121.640625" calcext:value-type="float">
            <text:p>71427121,640625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0.9" calcext:value-type="float">
            <text:p>0,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0.21" calcext:value-type="float">
            <text:p>0,21</text:p>
          </table:table-cell>
          <table:table-cell office:value-type="float" office:value="60" calcext:value-type="float">
            <text:p>60</text:p>
          </table:table-cell>
          <table:table-cell office:value-type="float" office:value="10406" calcext:value-type="float">
            <text:p>10406</text:p>
          </table:table-cell>
          <table:table-cell table:formula="of:=[.E11]^(1/2)" office:value-type="float" office:value="102.009803450453" calcext:value-type="float">
            <text:p>102,0098034505</text:p>
          </table:table-cell>
          <table:table-cell table:formula="of:=[.E11]/60" office:value-type="float" office:value="173.433333333333" calcext:value-type="float">
            <text:p>173,4333333333</text:p>
          </table:table-cell>
          <table:table-cell table:formula="of:=[.F11]/60" office:value-type="float" office:value="1.70016339084088" calcext:value-type="float">
            <text:p>1,7001633908</text:p>
          </table:table-cell>
          <table:table-cell/>
          <table:table-cell table:formula="of:=([.C11]*10^(-6)*60)/[.G11]" office:value-type="float" office:value="0.0000000726503940034595" calcext:value-type="float">
            <text:p>7,26503940034595E-08</text:p>
          </table:table-cell>
          <table:table-cell table:formula="of:=[.J11]/60" office:value-type="float" office:value="0.00000000121083990005766" calcext:value-type="float">
            <text:p>1,21083990005766E-09</text:p>
          </table:table-cell>
          <table:table-cell table:formula="of:=[.K11]-[.C11]*10^(-6)/([.G11]+[.H11])" office:value-type="float" office:value="0.0000000000117546083916184" calcext:value-type="float">
            <text:p>1,17546083916184E-11</text:p>
          </table:table-cell>
          <table:table-cell table:formula="of:=[.J11]/(1.602176462*10^(-19))" office:value-type="float" office:value="453448142115.194" calcext:value-type="float">
            <text:p>453448142115,194</text:p>
          </table:table-cell>
          <table:table-cell table:formula="of:=[.M11]/60" office:value-type="float" office:value="7557469035.25324" calcext:value-type="float">
            <text:p>7557469035,25324</text:p>
          </table:table-cell>
          <table:table-cell table:formula="of:=[.L11]/(1.602176462*10^(-19))" office:value-type="float" office:value="73366502.8192031" calcext:value-type="float">
            <text:p>73366502,8192031</text:p>
          </table:table-cell>
          <table:table-cell table:formula="of:=([.J11]+[.L11])/(1.602176462*10^(-19))-[.M11]" office:value-type="float" office:value="73366502.8191528" calcext:value-type="float">
            <text:p>73366502,81915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0.21" calcext:value-type="float">
            <text:p>0,21</text:p>
          </table:table-cell>
          <table:table-cell office:value-type="float" office:value="60" calcext:value-type="float">
            <text:p>60</text:p>
          </table:table-cell>
          <table:table-cell office:value-type="float" office:value="10228" calcext:value-type="float">
            <text:p>10228</text:p>
          </table:table-cell>
          <table:table-cell table:formula="of:=[.E12]^(1/2)" office:value-type="float" office:value="101.133575038164" calcext:value-type="float">
            <text:p>101,1335750382</text:p>
          </table:table-cell>
          <table:table-cell table:formula="of:=[.E12]/60" office:value-type="float" office:value="170.466666666667" calcext:value-type="float">
            <text:p>170,4666666667</text:p>
          </table:table-cell>
          <table:table-cell table:formula="of:=[.F12]/60" office:value-type="float" office:value="1.6855595839694" calcext:value-type="float">
            <text:p>1,685559584</text:p>
          </table:table-cell>
          <table:table-cell/>
          <table:table-cell table:formula="of:=([.C12]*10^(-6)*60)/[.G12]" office:value-type="float" office:value="0.000000073914743840438" calcext:value-type="float">
            <text:p>7,3914743840438E-08</text:p>
          </table:table-cell>
          <table:table-cell table:formula="of:=[.J12]/60" office:value-type="float" office:value="0.00000000123191239734063" calcext:value-type="float">
            <text:p>1,23191239734063E-09</text:p>
          </table:table-cell>
          <table:table-cell table:formula="of:=[.K12]-[.C12]*10^(-6)/([.G12]+[.H12])" office:value-type="float" office:value="0.0000000000120617769120518" calcext:value-type="float">
            <text:p>1,20617769120518E-11</text:p>
          </table:table-cell>
          <table:table-cell table:formula="of:=[.J12]/(1.602176462*10^(-19))" office:value-type="float" office:value="461339593943.167" calcext:value-type="float">
            <text:p>461339593943,167</text:p>
          </table:table-cell>
          <table:table-cell table:formula="of:=[.M12]/60" office:value-type="float" office:value="7688993232.38612" calcext:value-type="float">
            <text:p>7688993232,38612</text:p>
          </table:table-cell>
          <table:table-cell table:formula="of:=[.L12]/(1.602176462*10^(-19))" office:value-type="float" office:value="75283698.1326953" calcext:value-type="float">
            <text:p>75283698,1326953</text:p>
          </table:table-cell>
          <table:table-cell table:formula="of:=([.J12]+[.L12])/(1.602176462*10^(-19))-[.M12]" office:value-type="float" office:value="75283698.1326904" calcext:value-type="float">
            <text:p>75283698,13269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21" calcext:value-type="float">
            <text:p>0,21</text:p>
          </table:table-cell>
          <table:table-cell office:value-type="float" office:value="60" calcext:value-type="float">
            <text:p>60</text:p>
          </table:table-cell>
          <table:table-cell office:value-type="float" office:value="10238" calcext:value-type="float">
            <text:p>10238</text:p>
          </table:table-cell>
          <table:table-cell table:formula="of:=[.E13]^(1/2)" office:value-type="float" office:value="101.183002525128" calcext:value-type="float">
            <text:p>101,1830025251</text:p>
          </table:table-cell>
          <table:table-cell table:formula="of:=[.E13]/60" office:value-type="float" office:value="170.633333333333" calcext:value-type="float">
            <text:p>170,6333333333</text:p>
          </table:table-cell>
          <table:table-cell table:formula="of:=[.F13]/60" office:value-type="float" office:value="1.6863833754188" calcext:value-type="float">
            <text:p>1,6863833754</text:p>
          </table:table-cell>
          <table:table-cell/>
          <table:table-cell table:formula="of:=([.C13]*10^(-6)*60)/[.G13]" office:value-type="float" office:value="0.0000000738425473725337" calcext:value-type="float">
            <text:p>7,38425473725337E-08</text:p>
          </table:table-cell>
          <table:table-cell table:formula="of:=[.J13]/60" office:value-type="float" office:value="0.00000000123070912287556" calcext:value-type="float">
            <text:p>1,23070912287556E-09</text:p>
          </table:table-cell>
          <table:table-cell table:formula="of:=[.K13]-[.C13]*10^(-6)/([.G13]+[.H13])" office:value-type="float" office:value="0.0000000000120441667641632" calcext:value-type="float">
            <text:p>1,20441667641632E-11</text:p>
          </table:table-cell>
          <table:table-cell table:formula="of:=[.J13]/(1.602176462*10^(-19))" office:value-type="float" office:value="460888978985.223" calcext:value-type="float">
            <text:p>460888978985,223</text:p>
          </table:table-cell>
          <table:table-cell table:formula="of:=[.M13]/60" office:value-type="float" office:value="7681482983.08705" calcext:value-type="float">
            <text:p>7681482983,08705</text:p>
          </table:table-cell>
          <table:table-cell table:formula="of:=[.L13]/(1.602176462*10^(-19))" office:value-type="float" office:value="75173784.2230464" calcext:value-type="float">
            <text:p>75173784,2230464</text:p>
          </table:table-cell>
          <table:table-cell table:formula="of:=([.J13]+[.L13])/(1.602176462*10^(-19))-[.M13]" office:value-type="float" office:value="75173784.2230835" calcext:value-type="float">
            <text:p>75173784,22308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0.25" calcext:value-type="float">
            <text:p>0,25</text:p>
          </table:table-cell>
          <table:table-cell office:value-type="float" office:value="60" calcext:value-type="float">
            <text:p>60</text:p>
          </table:table-cell>
          <table:table-cell office:value-type="float" office:value="10330" calcext:value-type="float">
            <text:p>10330</text:p>
          </table:table-cell>
          <table:table-cell table:formula="of:=[.E14]^(1/2)" office:value-type="float" office:value="101.636607578175" calcext:value-type="float">
            <text:p>101,6366075782</text:p>
          </table:table-cell>
          <table:table-cell table:formula="of:=[.E14]/60" office:value-type="float" office:value="172.166666666667" calcext:value-type="float">
            <text:p>172,1666666667</text:p>
          </table:table-cell>
          <table:table-cell table:formula="of:=[.F14]/60" office:value-type="float" office:value="1.69394345963626" calcext:value-type="float">
            <text:p>1,6939434596</text:p>
          </table:table-cell>
          <table:table-cell/>
          <table:table-cell table:formula="of:=([.C14]*10^(-6)*60)/[.G14]" office:value-type="float" office:value="0.0000000871248789932236" calcext:value-type="float">
            <text:p>8,71248789932236E-08</text:p>
          </table:table-cell>
          <table:table-cell table:formula="of:=[.J14]/60" office:value-type="float" office:value="0.00000000145208131655373" calcext:value-type="float">
            <text:p>1,45208131655373E-09</text:p>
          </table:table-cell>
          <table:table-cell table:formula="of:=[.K14]-[.C14]*10^(-6)/([.G14]+[.H14])" office:value-type="float" office:value="0.0000000000141477914246894" calcext:value-type="float">
            <text:p>1,41477914246894E-11</text:p>
          </table:table-cell>
          <table:table-cell table:formula="of:=[.J14]/(1.602176462*10^(-19))" office:value-type="float" office:value="543790781225.593" calcext:value-type="float">
            <text:p>543790781225,593</text:p>
          </table:table-cell>
          <table:table-cell table:formula="of:=[.M14]/60" office:value-type="float" office:value="9063179687.09321" calcext:value-type="float">
            <text:p>9063179687,09321</text:p>
          </table:table-cell>
          <table:table-cell table:formula="of:=[.L14]/(1.602176462*10^(-19))" office:value-type="float" office:value="88303578.0405157" calcext:value-type="float">
            <text:p>88303578,0405157</text:p>
          </table:table-cell>
          <table:table-cell table:formula="of:=([.J14]+[.L14])/(1.602176462*10^(-19))-[.M14]" office:value-type="float" office:value="88303578.0405274" calcext:value-type="float">
            <text:p>88303578,04052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0.3" calcext:value-type="float">
            <text:p>0,3</text:p>
          </table:table-cell>
          <table:table-cell office:value-type="float" office:value="60" calcext:value-type="float">
            <text:p>60</text:p>
          </table:table-cell>
          <table:table-cell office:value-type="float" office:value="10429" calcext:value-type="float">
            <text:p>10429</text:p>
          </table:table-cell>
          <table:table-cell table:formula="of:=[.E15]^(1/2)" office:value-type="float" office:value="102.122475488993" calcext:value-type="float">
            <text:p>102,122475489</text:p>
          </table:table-cell>
          <table:table-cell table:formula="of:=[.E15]/60" office:value-type="float" office:value="173.816666666667" calcext:value-type="float">
            <text:p>173,8166666667</text:p>
          </table:table-cell>
          <table:table-cell table:formula="of:=[.F15]/60" office:value-type="float" office:value="1.70204125814989" calcext:value-type="float">
            <text:p>1,7020412581</text:p>
          </table:table-cell>
          <table:table-cell/>
          <table:table-cell table:formula="of:=([.C15]*10^(-6)*60)/[.G15]" office:value-type="float" office:value="0.000000103557388052546" calcext:value-type="float">
            <text:p>1,03557388052546E-07</text:p>
          </table:table-cell>
          <table:table-cell table:formula="of:=[.J15]/60" office:value-type="float" office:value="0.00000000172595646754243" calcext:value-type="float">
            <text:p>1,72595646754243E-09</text:p>
          </table:table-cell>
          <table:table-cell table:formula="of:=[.K15]-[.C15]*10^(-6)/([.G15]+[.H15])" office:value-type="float" office:value="0.0000000000167369572865486" calcext:value-type="float">
            <text:p>1,67369572865486E-11</text:p>
          </table:table-cell>
          <table:table-cell table:formula="of:=[.J15]/(1.602176462*10^(-19))" office:value-type="float" office:value="646354446646.126" calcext:value-type="float">
            <text:p>646354446646,126</text:p>
          </table:table-cell>
          <table:table-cell table:formula="of:=[.M15]/60" office:value-type="float" office:value="10772574110.7688" calcext:value-type="float">
            <text:p>10772574110,7688</text:p>
          </table:table-cell>
          <table:table-cell table:formula="of:=[.L15]/(1.602176462*10^(-19))" office:value-type="float" office:value="104463881.997466" calcext:value-type="float">
            <text:p>104463881,997466</text:p>
          </table:table-cell>
          <table:table-cell table:formula="of:=([.J15]+[.L15])/(1.602176462*10^(-19))-[.M15]" office:value-type="float" office:value="104463881.997437" calcext:value-type="float">
            <text:p>104463881,9974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0.38" calcext:value-type="float">
            <text:p>0,38</text:p>
          </table:table-cell>
          <table:table-cell office:value-type="float" office:value="60" calcext:value-type="float">
            <text:p>60</text:p>
          </table:table-cell>
          <table:table-cell office:value-type="float" office:value="10424" calcext:value-type="float">
            <text:p>10424</text:p>
          </table:table-cell>
          <table:table-cell table:formula="of:=[.E16]^(1/2)" office:value-type="float" office:value="102.097992144802" calcext:value-type="float">
            <text:p>102,0979921448</text:p>
          </table:table-cell>
          <table:table-cell table:formula="of:=[.E16]/60" office:value-type="float" office:value="173.733333333333" calcext:value-type="float">
            <text:p>173,7333333333</text:p>
          </table:table-cell>
          <table:table-cell table:formula="of:=[.F16]/60" office:value-type="float" office:value="1.70163320241336" calcext:value-type="float">
            <text:p>1,7016332024</text:p>
          </table:table-cell>
          <table:table-cell/>
          <table:table-cell table:formula="of:=([.C16]*10^(-6)*60)/[.G16]" office:value-type="float" office:value="0.000000131235610130468" calcext:value-type="float">
            <text:p>1,31235610130468E-07</text:p>
          </table:table-cell>
          <table:table-cell table:formula="of:=[.J16]/60" office:value-type="float" office:value="0.00000000218726016884114" calcext:value-type="float">
            <text:p>2,18726016884114E-09</text:p>
          </table:table-cell>
          <table:table-cell table:formula="of:=[.K16]-[.C16]*10^(-6)/([.G16]+[.H16])" office:value-type="float" office:value="0.0000000000212153517574732" calcext:value-type="float">
            <text:p>2,12153517574732E-11</text:p>
          </table:table-cell>
          <table:table-cell table:formula="of:=[.J16]/(1.602176462*10^(-19))" office:value-type="float" office:value="819108339456.233" calcext:value-type="float">
            <text:p>819108339456,233</text:p>
          </table:table-cell>
          <table:table-cell table:formula="of:=[.M16]/60" office:value-type="float" office:value="13651805657.6039" calcext:value-type="float">
            <text:p>13651805657,6039</text:p>
          </table:table-cell>
          <table:table-cell table:formula="of:=[.L16]/(1.602176462*10^(-19))" office:value-type="float" office:value="132415824.727509" calcext:value-type="float">
            <text:p>132415824,727509</text:p>
          </table:table-cell>
          <table:table-cell table:formula="of:=([.J16]+[.L16])/(1.602176462*10^(-19))-[.M16]" office:value-type="float" office:value="132415824.727417" calcext:value-type="float">
            <text:p>132415824,7274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0.4" calcext:value-type="float">
            <text:p>0,4</text:p>
          </table:table-cell>
          <table:table-cell office:value-type="float" office:value="60" calcext:value-type="float">
            <text:p>60</text:p>
          </table:table-cell>
          <table:table-cell office:value-type="float" office:value="10475" calcext:value-type="float">
            <text:p>10475</text:p>
          </table:table-cell>
          <table:table-cell table:formula="of:=[.E17]^(1/2)" office:value-type="float" office:value="102.347447452294" calcext:value-type="float">
            <text:p>102,3474474523</text:p>
          </table:table-cell>
          <table:table-cell table:formula="of:=[.E17]/60" office:value-type="float" office:value="174.583333333333" calcext:value-type="float">
            <text:p>174,5833333333</text:p>
          </table:table-cell>
          <table:table-cell table:formula="of:=[.F17]/60" office:value-type="float" office:value="1.70579079087156" calcext:value-type="float">
            <text:p>1,7057907909</text:p>
          </table:table-cell>
          <table:table-cell/>
          <table:table-cell table:formula="of:=([.C17]*10^(-6)*60)/[.G17]" office:value-type="float" office:value="0.000000137470167064439" calcext:value-type="float">
            <text:p>1,37470167064439E-07</text:p>
          </table:table-cell>
          <table:table-cell table:formula="of:=[.J17]/60" office:value-type="float" office:value="0.00000000229116945107399" calcext:value-type="float">
            <text:p>2,29116945107399E-09</text:p>
          </table:table-cell>
          <table:table-cell table:formula="of:=[.K17]-[.C17]*10^(-6)/([.G17]+[.H17])" office:value-type="float" office:value="0.0000000000221695794870177" calcext:value-type="float">
            <text:p>2,21695794870177E-11</text:p>
          </table:table-cell>
          <table:table-cell table:formula="of:=[.J17]/(1.602176462*10^(-19))" office:value-type="float" office:value="858021387312.324" calcext:value-type="float">
            <text:p>858021387312,324</text:p>
          </table:table-cell>
          <table:table-cell table:formula="of:=[.M17]/60" office:value-type="float" office:value="14300356455.2054" calcext:value-type="float">
            <text:p>14300356455,2054</text:p>
          </table:table-cell>
          <table:table-cell table:formula="of:=[.L17]/(1.602176462*10^(-19))" office:value-type="float" office:value="138371646.399944" calcext:value-type="float">
            <text:p>138371646,399944</text:p>
          </table:table-cell>
          <table:table-cell table:formula="of:=([.J17]+[.L17])/(1.602176462*10^(-19))-[.M17]" office:value-type="float" office:value="138371646.399902" calcext:value-type="float">
            <text:p>138371646,3999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4" calcext:value-type="float">
            <text:p>0,4</text:p>
          </table:table-cell>
          <table:table-cell office:value-type="float" office:value="60" calcext:value-type="float">
            <text:p>60</text:p>
          </table:table-cell>
          <table:table-cell office:value-type="float" office:value="10316" calcext:value-type="float">
            <text:p>10316</text:p>
          </table:table-cell>
          <table:table-cell table:formula="of:=[.E18]^(1/2)" office:value-type="float" office:value="101.567711404757" calcext:value-type="float">
            <text:p>101,5677114048</text:p>
          </table:table-cell>
          <table:table-cell table:formula="of:=[.E18]/60" office:value-type="float" office:value="171.933333333333" calcext:value-type="float">
            <text:p>171,9333333333</text:p>
          </table:table-cell>
          <table:table-cell table:formula="of:=[.F18]/60" office:value-type="float" office:value="1.69279519007928" calcext:value-type="float">
            <text:p>1,6927951901</text:p>
          </table:table-cell>
          <table:table-cell/>
          <table:table-cell table:formula="of:=([.C18]*10^(-6)*60)/[.G18]" office:value-type="float" office:value="0.000000139588987979837" calcext:value-type="float">
            <text:p>1,39588987979837E-07</text:p>
          </table:table-cell>
          <table:table-cell table:formula="of:=[.J18]/60" office:value-type="float" office:value="0.00000000232648313299729" calcext:value-type="float">
            <text:p>2,32648313299729E-09</text:p>
          </table:table-cell>
          <table:table-cell table:formula="of:=[.K18]-[.C18]*10^(-6)/([.G18]+[.H18])" office:value-type="float" office:value="0.0000000000226824124389052" calcext:value-type="float">
            <text:p>2,26824124389052E-11</text:p>
          </table:table-cell>
          <table:table-cell table:formula="of:=[.J18]/(1.602176462*10^(-19))" office:value-type="float" office:value="871246028702.656" calcext:value-type="float">
            <text:p>871246028702,656</text:p>
          </table:table-cell>
          <table:table-cell table:formula="of:=[.M18]/60" office:value-type="float" office:value="14520767145.0443" calcext:value-type="float">
            <text:p>14520767145,0443</text:p>
          </table:table-cell>
          <table:table-cell table:formula="of:=[.L18]/(1.602176462*10^(-19))" office:value-type="float" office:value="141572498.266456" calcext:value-type="float">
            <text:p>141572498,266456</text:p>
          </table:table-cell>
          <table:table-cell table:formula="of:=([.J18]+[.L18])/(1.602176462*10^(-19))-[.M18]" office:value-type="float" office:value="141572498.26648" calcext:value-type="float">
            <text:p>141572498,266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0.4" calcext:value-type="float">
            <text:p>0,4</text:p>
          </table:table-cell>
          <table:table-cell office:value-type="float" office:value="60" calcext:value-type="float">
            <text:p>60</text:p>
          </table:table-cell>
          <table:table-cell office:value-type="float" office:value="10583" calcext:value-type="float">
            <text:p>10583</text:p>
          </table:table-cell>
          <table:table-cell table:formula="of:=[.E19]^(1/2)" office:value-type="float" office:value="102.873708983394" calcext:value-type="float">
            <text:p>102,8737089834</text:p>
          </table:table-cell>
          <table:table-cell table:formula="of:=[.E19]/60" office:value-type="float" office:value="176.383333333333" calcext:value-type="float">
            <text:p>176,3833333333</text:p>
          </table:table-cell>
          <table:table-cell table:formula="of:=[.F19]/60" office:value-type="float" office:value="1.7145618163899" calcext:value-type="float">
            <text:p>1,7145618164</text:p>
          </table:table-cell>
          <table:table-cell/>
          <table:table-cell table:formula="of:=([.C19]*10^(-6)*60)/[.G19]" office:value-type="float" office:value="0.000000136067277709534" calcext:value-type="float">
            <text:p>1,36067277709534E-07</text:p>
          </table:table-cell>
          <table:table-cell table:formula="of:=[.J19]/60" office:value-type="float" office:value="0.00000000226778796182557" calcext:value-type="float">
            <text:p>2,26778796182557E-09</text:p>
          </table:table-cell>
          <table:table-cell table:formula="of:=[.K19]-[.C19]*10^(-6)/([.G19]+[.H19])" office:value-type="float" office:value="0.0000000000218321650783466" calcext:value-type="float">
            <text:p>2,18321650783466E-11</text:p>
          </table:table-cell>
          <table:table-cell table:formula="of:=[.J19]/(1.602176462*10^(-19))" office:value-type="float" office:value="849265239733.213" calcext:value-type="float">
            <text:p>849265239733,213</text:p>
          </table:table-cell>
          <table:table-cell table:formula="of:=[.M19]/60" office:value-type="float" office:value="14154420662.2202" calcext:value-type="float">
            <text:p>14154420662,2202</text:p>
          </table:table-cell>
          <table:table-cell table:formula="of:=[.L19]/(1.602176462*10^(-19))" office:value-type="float" office:value="136265671.080284" calcext:value-type="float">
            <text:p>136265671,080284</text:p>
          </table:table-cell>
          <table:table-cell table:formula="of:=([.J19]+[.L19])/(1.602176462*10^(-19))-[.M19]" office:value-type="float" office:value="136265671.080322" calcext:value-type="float">
            <text:p>136265671,0803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0.4" calcext:value-type="float">
            <text:p>0,4</text:p>
          </table:table-cell>
          <table:table-cell office:value-type="float" office:value="60" calcext:value-type="float">
            <text:p>60</text:p>
          </table:table-cell>
          <table:table-cell office:value-type="float" office:value="10290" calcext:value-type="float">
            <text:p>10290</text:p>
          </table:table-cell>
          <table:table-cell table:formula="of:=[.E20]^(1/2)" office:value-type="float" office:value="101.439637223326" calcext:value-type="float">
            <text:p>101,4396372233</text:p>
          </table:table-cell>
          <table:table-cell table:formula="of:=[.E20]/60" office:value-type="float" office:value="171.5" calcext:value-type="float">
            <text:p>171,5</text:p>
          </table:table-cell>
          <table:table-cell table:formula="of:=[.F20]/60" office:value-type="float" office:value="1.69066062038877" calcext:value-type="float">
            <text:p>1,6906606204</text:p>
          </table:table-cell>
          <table:table-cell/>
          <table:table-cell table:formula="of:=([.C20]*10^(-6)*60)/[.G20]" office:value-type="float" office:value="0.000000139941690962099" calcext:value-type="float">
            <text:p>1,39941690962099E-07</text:p>
          </table:table-cell>
          <table:table-cell table:formula="of:=[.J20]/60" office:value-type="float" office:value="0.00000000233236151603499" calcext:value-type="float">
            <text:p>2,33236151603499E-09</text:p>
          </table:table-cell>
          <table:table-cell table:formula="of:=[.K20]-[.C20]*10^(-6)/([.G20]+[.H20])" office:value-type="float" office:value="0.0000000000227681547812426" calcext:value-type="float">
            <text:p>2,27681547812426E-11</text:p>
          </table:table-cell>
          <table:table-cell table:formula="of:=[.J20]/(1.602176462*10^(-19))" office:value-type="float" office:value="873447427803.362" calcext:value-type="float">
            <text:p>873447427803,362</text:p>
          </table:table-cell>
          <table:table-cell table:formula="of:=[.M20]/60" office:value-type="float" office:value="14557457130.056" calcext:value-type="float">
            <text:p>14557457130,056</text:p>
          </table:table-cell>
          <table:table-cell table:formula="of:=[.L20]/(1.602176462*10^(-19))" office:value-type="float" office:value="142107659.931673" calcext:value-type="float">
            <text:p>142107659,931673</text:p>
          </table:table-cell>
          <table:table-cell table:formula="of:=([.J20]+[.L20])/(1.602176462*10^(-19))-[.M20]" office:value-type="float" office:value="142107659.931641" calcext:value-type="float">
            <text:p>142107659,931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0.41" calcext:value-type="float">
            <text:p>0,41</text:p>
          </table:table-cell>
          <table:table-cell office:value-type="float" office:value="60" calcext:value-type="float">
            <text:p>60</text:p>
          </table:table-cell>
          <table:table-cell office:value-type="float" office:value="10437" calcext:value-type="float">
            <text:p>10437</text:p>
          </table:table-cell>
          <table:table-cell table:formula="of:=[.E21]^(1/2)" office:value-type="float" office:value="102.161636635285" calcext:value-type="float">
            <text:p>102,1616366353</text:p>
          </table:table-cell>
          <table:table-cell table:formula="of:=[.E21]/60" office:value-type="float" office:value="173.95" calcext:value-type="float">
            <text:p>173,95</text:p>
          </table:table-cell>
          <table:table-cell table:formula="of:=[.F21]/60" office:value-type="float" office:value="1.70269394392142" calcext:value-type="float">
            <text:p>1,7026939439</text:p>
          </table:table-cell>
          <table:table-cell/>
          <table:table-cell table:formula="of:=([.C21]*10^(-6)*60)/[.G21]" office:value-type="float" office:value="0.000000141419948260995" calcext:value-type="float">
            <text:p>1,41419948260995E-07</text:p>
          </table:table-cell>
          <table:table-cell table:formula="of:=[.J21]/60" office:value-type="float" office:value="0.00000000235699913768324" calcext:value-type="float">
            <text:p>2,35699913768324E-09</text:p>
          </table:table-cell>
          <table:table-cell table:formula="of:=[.K21]-[.C21]*10^(-6)/([.G21]+[.H21])" office:value-type="float" office:value="0.0000000000228476322648517" calcext:value-type="float">
            <text:p>2,28476322648517E-11</text:p>
          </table:table-cell>
          <table:table-cell table:formula="of:=[.J21]/(1.602176462*10^(-19))" office:value-type="float" office:value="882673985139.313" calcext:value-type="float">
            <text:p>882673985139,313</text:p>
          </table:table-cell>
          <table:table-cell table:formula="of:=[.M21]/60" office:value-type="float" office:value="14711233085.6552" calcext:value-type="float">
            <text:p>14711233085,6552</text:p>
          </table:table-cell>
          <table:table-cell table:formula="of:=[.L21]/(1.602176462*10^(-19))" office:value-type="float" office:value="142603719.420088" calcext:value-type="float">
            <text:p>142603719,420088</text:p>
          </table:table-cell>
          <table:table-cell table:formula="of:=([.J21]+[.L21])/(1.602176462*10^(-19))-[.M21]" office:value-type="float" office:value="142603719.420044" calcext:value-type="float">
            <text:p>142603719,4200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0.41" calcext:value-type="float">
            <text:p>0,41</text:p>
          </table:table-cell>
          <table:table-cell office:value-type="float" office:value="60" calcext:value-type="float">
            <text:p>60</text:p>
          </table:table-cell>
          <table:table-cell office:value-type="float" office:value="10358" calcext:value-type="float">
            <text:p>10358</text:p>
          </table:table-cell>
          <table:table-cell table:formula="of:=[.E22]^(1/2)" office:value-type="float" office:value="101.774260007135" calcext:value-type="float">
            <text:p>101,7742600071</text:p>
          </table:table-cell>
          <table:table-cell table:formula="of:=[.E22]/60" office:value-type="float" office:value="172.633333333333" calcext:value-type="float">
            <text:p>172,6333333333</text:p>
          </table:table-cell>
          <table:table-cell table:formula="of:=[.F22]/60" office:value-type="float" office:value="1.69623766678559" calcext:value-type="float">
            <text:p>1,6962376668</text:p>
          </table:table-cell>
          <table:table-cell/>
          <table:table-cell table:formula="of:=([.C22]*10^(-6)*60)/[.G22]" office:value-type="float" office:value="0.000000142498551843985" calcext:value-type="float">
            <text:p>1,42498551843985E-07</text:p>
          </table:table-cell>
          <table:table-cell table:formula="of:=[.J22]/60" office:value-type="float" office:value="0.00000000237497586406642" calcext:value-type="float">
            <text:p>2,37497586406642E-09</text:p>
          </table:table-cell>
          <table:table-cell table:formula="of:=[.K22]-[.C22]*10^(-6)/([.G22]+[.H22])" office:value-type="float" office:value="0.0000000000231086642112677" calcext:value-type="float">
            <text:p>2,31086642112677E-11</text:p>
          </table:table-cell>
          <table:table-cell table:formula="of:=[.J22]/(1.602176462*10^(-19))" office:value-type="float" office:value="889406099913.015" calcext:value-type="float">
            <text:p>889406099913,015</text:p>
          </table:table-cell>
          <table:table-cell table:formula="of:=[.M22]/60" office:value-type="float" office:value="14823434998.5503" calcext:value-type="float">
            <text:p>14823434998,5503</text:p>
          </table:table-cell>
          <table:table-cell table:formula="of:=[.L22]/(1.602176462*10^(-19))" office:value-type="float" office:value="144232952.857272" calcext:value-type="float">
            <text:p>144232952,857272</text:p>
          </table:table-cell>
          <table:table-cell table:formula="of:=([.J22]+[.L22])/(1.602176462*10^(-19))-[.M22]" office:value-type="float" office:value="144232952.857178" calcext:value-type="float">
            <text:p>144232952,8571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42" calcext:value-type="float">
            <text:p>0,42</text:p>
          </table:table-cell>
          <table:table-cell office:value-type="float" office:value="60" calcext:value-type="float">
            <text:p>60</text:p>
          </table:table-cell>
          <table:table-cell office:value-type="float" office:value="10427" calcext:value-type="float">
            <text:p>10427</text:p>
          </table:table-cell>
          <table:table-cell table:formula="of:=[.E23]^(1/2)" office:value-type="float" office:value="102.112682855755" calcext:value-type="float">
            <text:p>102,1126828558</text:p>
          </table:table-cell>
          <table:table-cell table:formula="of:=[.E23]/60" office:value-type="float" office:value="173.783333333333" calcext:value-type="float">
            <text:p>173,7833333333</text:p>
          </table:table-cell>
          <table:table-cell table:formula="of:=[.F23]/60" office:value-type="float" office:value="1.70187804759592" calcext:value-type="float">
            <text:p>1,7018780476</text:p>
          </table:table-cell>
          <table:table-cell/>
          <table:table-cell table:formula="of:=([.C23]*10^(-6)*60)/[.G23]" office:value-type="float" office:value="0.000000145008151913302" calcext:value-type="float">
            <text:p>0,000000145</text:p>
          </table:table-cell>
          <table:table-cell table:formula="of:=[.J23]/60" office:value-type="float" office:value="0.00000000241680253188837" calcext:value-type="float">
            <text:p>2,41680253188837E-09</text:p>
          </table:table-cell>
          <table:table-cell table:formula="of:=[.K23]-[.C23]*10^(-6)/([.G23]+[.H23])" office:value-type="float" office:value="0.0000000000234384603809529" calcext:value-type="float">
            <text:p>2,34384603809529E-11</text:p>
          </table:table-cell>
          <table:table-cell table:formula="of:=[.J23]/(1.602176462*10^(-19))" office:value-type="float" office:value="905069793200.482" calcext:value-type="float">
            <text:p>905069793200,482</text:p>
          </table:table-cell>
          <table:table-cell table:formula="of:=[.M23]/60" office:value-type="float" office:value="15084496553.3414" calcext:value-type="float">
            <text:p>15084496553,3414</text:p>
          </table:table-cell>
          <table:table-cell table:formula="of:=[.L23]/(1.602176462*10^(-19))" office:value-type="float" office:value="146291378.864065" calcext:value-type="float">
            <text:p>146291378,864065</text:p>
          </table:table-cell>
          <table:table-cell table:formula="of:=([.J23]+[.L23])/(1.602176462*10^(-19))-[.M23]" office:value-type="float" office:value="146291378.864136" calcext:value-type="float">
            <text:p>146291378,8641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0.5" calcext:value-type="float">
            <text:p>0,5</text:p>
          </table:table-cell>
          <table:table-cell office:value-type="float" office:value="60" calcext:value-type="float">
            <text:p>60</text:p>
          </table:table-cell>
          <table:table-cell office:value-type="float" office:value="10348" calcext:value-type="float">
            <text:p>10348</text:p>
          </table:table-cell>
          <table:table-cell table:formula="of:=[.E24]^(1/2)" office:value-type="float" office:value="101.725119808236" calcext:value-type="float">
            <text:p>101,7251198082</text:p>
          </table:table-cell>
          <table:table-cell table:formula="of:=[.E24]/60" office:value-type="float" office:value="172.466666666667" calcext:value-type="float">
            <text:p>172,4666666667</text:p>
          </table:table-cell>
          <table:table-cell table:formula="of:=[.F24]/60" office:value-type="float" office:value="1.6954186634706" calcext:value-type="float">
            <text:p>1,6954186635</text:p>
          </table:table-cell>
          <table:table-cell/>
          <table:table-cell table:formula="of:=([.C24]*10^(-6)*60)/[.G24]" office:value-type="float" office:value="0.000000173946656358717" calcext:value-type="float">
            <text:p>1,73946656358717E-07</text:p>
          </table:table-cell>
          <table:table-cell table:formula="of:=[.J24]/60" office:value-type="float" office:value="0.00000000289911093931194" calcext:value-type="float">
            <text:p>2,89911093931194E-09</text:p>
          </table:table-cell>
          <table:table-cell table:formula="of:=[.K24]-[.C24]*10^(-6)/([.G24]+[.H24])" office:value-type="float" office:value="0.0000000000282220253889593" calcext:value-type="float">
            <text:p>2,82220253889593E-11</text:p>
          </table:table-cell>
          <table:table-cell table:formula="of:=[.J24]/(1.602176462*10^(-19))" office:value-type="float" office:value="1085689750688.13" calcext:value-type="float">
            <text:p>1085689750688,13</text:p>
          </table:table-cell>
          <table:table-cell table:formula="of:=[.M24]/60" office:value-type="float" office:value="18094829178.1355" calcext:value-type="float">
            <text:p>18094829178,1355</text:p>
          </table:table-cell>
          <table:table-cell table:formula="of:=[.L24]/(1.602176462*10^(-19))" office:value-type="float" office:value="176148046.475041" calcext:value-type="float">
            <text:p>176148046,475041</text:p>
          </table:table-cell>
          <table:table-cell table:formula="of:=([.J24]+[.L24])/(1.602176462*10^(-19))-[.M24]" office:value-type="float" office:value="176148046.474976" calcext:value-type="float">
            <text:p>176148046,4749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0.5" calcext:value-type="float">
            <text:p>0,5</text:p>
          </table:table-cell>
          <table:table-cell office:value-type="float" office:value="60" calcext:value-type="float">
            <text:p>60</text:p>
          </table:table-cell>
          <table:table-cell office:value-type="float" office:value="10606" calcext:value-type="float">
            <text:p>10606</text:p>
          </table:table-cell>
          <table:table-cell table:formula="of:=[.E25]^(1/2)" office:value-type="float" office:value="102.985435863524" calcext:value-type="float">
            <text:p>102,9854358635</text:p>
          </table:table-cell>
          <table:table-cell table:formula="of:=[.E25]/60" office:value-type="float" office:value="176.766666666667" calcext:value-type="float">
            <text:p>176,7666666667</text:p>
          </table:table-cell>
          <table:table-cell table:formula="of:=[.F25]/60" office:value-type="float" office:value="1.71642393105873" calcext:value-type="float">
            <text:p>1,7164239311</text:p>
          </table:table-cell>
          <table:table-cell/>
          <table:table-cell table:formula="of:=([.C25]*10^(-6)*60)/[.G25]" office:value-type="float" office:value="0.000000169715255515746" calcext:value-type="float">
            <text:p>1,69715255515746E-07</text:p>
          </table:table-cell>
          <table:table-cell table:formula="of:=[.J25]/60" office:value-type="float" office:value="0.0000000028285875919291" calcext:value-type="float">
            <text:p>2,8285875919291E-09</text:p>
          </table:table-cell>
          <table:table-cell table:formula="of:=[.K25]-[.C25]*10^(-6)/([.G25]+[.H25])" office:value-type="float" office:value="0.0000000000272017669439927" calcext:value-type="float">
            <text:p>2,72017669439927E-11</text:p>
          </table:table-cell>
          <table:table-cell table:formula="of:=[.J25]/(1.602176462*10^(-19))" office:value-type="float" office:value="1059279421093.79" calcext:value-type="float">
            <text:p>1059279421093,79</text:p>
          </table:table-cell>
          <table:table-cell table:formula="of:=[.M25]/60" office:value-type="float" office:value="17654657018.2298" calcext:value-type="float">
            <text:p>17654657018,2298</text:p>
          </table:table-cell>
          <table:table-cell table:formula="of:=[.L25]/(1.602176462*10^(-19))" office:value-type="float" office:value="169780093.448862" calcext:value-type="float">
            <text:p>169780093,448862</text:p>
          </table:table-cell>
          <table:table-cell table:formula="of:=([.J25]+[.L25])/(1.602176462*10^(-19))-[.M25]" office:value-type="float" office:value="169780093.448853" calcext:value-type="float">
            <text:p>169780093,4488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0.5" calcext:value-type="float">
            <text:p>0,5</text:p>
          </table:table-cell>
          <table:table-cell office:value-type="float" office:value="60" calcext:value-type="float">
            <text:p>60</text:p>
          </table:table-cell>
          <table:table-cell office:value-type="float" office:value="10502" calcext:value-type="float">
            <text:p>10502</text:p>
          </table:table-cell>
          <table:table-cell table:formula="of:=[.E26]^(1/2)" office:value-type="float" office:value="102.479266195655" calcext:value-type="float">
            <text:p>102,4792661957</text:p>
          </table:table-cell>
          <table:table-cell table:formula="of:=[.E26]/60" office:value-type="float" office:value="175.033333333333" calcext:value-type="float">
            <text:p>175,0333333333</text:p>
          </table:table-cell>
          <table:table-cell table:formula="of:=[.F26]/60" office:value-type="float" office:value="1.70798776992759" calcext:value-type="float">
            <text:p>1,7079877699</text:p>
          </table:table-cell>
          <table:table-cell/>
          <table:table-cell table:formula="of:=([.C26]*10^(-6)*60)/[.G26]" office:value-type="float" office:value="0.000000171395924585793" calcext:value-type="float">
            <text:p>1,71395924585793E-07</text:p>
          </table:table-cell>
          <table:table-cell table:formula="of:=[.J26]/60" office:value-type="float" office:value="0.00000000285659874309655" calcext:value-type="float">
            <text:p>2,85659874309655E-09</text:p>
          </table:table-cell>
          <table:table-cell table:formula="of:=[.K26]-[.C26]*10^(-6)/([.G26]+[.H26])" office:value-type="float" office:value="0.0000000000276055179758944" calcext:value-type="float">
            <text:p>2,76055179758944E-11</text:p>
          </table:table-cell>
          <table:table-cell table:formula="of:=[.J26]/(1.602176462*10^(-19))" office:value-type="float" office:value="1069769333471.79" calcext:value-type="float">
            <text:p>1069769333471,79</text:p>
          </table:table-cell>
          <table:table-cell table:formula="of:=[.M26]/60" office:value-type="float" office:value="17829488891.1965" calcext:value-type="float">
            <text:p>17829488891,1965</text:p>
          </table:table-cell>
          <table:table-cell table:formula="of:=[.L26]/(1.602176462*10^(-19))" office:value-type="float" office:value="172300109.448833" calcext:value-type="float">
            <text:p>172300109,448833</text:p>
          </table:table-cell>
          <table:table-cell table:formula="of:=([.J26]+[.L26])/(1.602176462*10^(-19))-[.M26]" office:value-type="float" office:value="172300109.448853" calcext:value-type="float">
            <text:p>172300109,4488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0.55" calcext:value-type="float">
            <text:p>0,55</text:p>
          </table:table-cell>
          <table:table-cell office:value-type="float" office:value="60" calcext:value-type="float">
            <text:p>60</text:p>
          </table:table-cell>
          <table:table-cell office:value-type="float" office:value="10629" calcext:value-type="float">
            <text:p>10629</text:p>
          </table:table-cell>
          <table:table-cell table:formula="of:=[.E27]^(1/2)" office:value-type="float" office:value="103.097041664638" calcext:value-type="float">
            <text:p>103,0970416646</text:p>
          </table:table-cell>
          <table:table-cell table:formula="of:=[.E27]/60" office:value-type="float" office:value="177.15" calcext:value-type="float">
            <text:p>177,15</text:p>
          </table:table-cell>
          <table:table-cell table:formula="of:=[.F27]/60" office:value-type="float" office:value="1.71828402774396" calcext:value-type="float">
            <text:p>1,7182840277</text:p>
          </table:table-cell>
          <table:table-cell/>
          <table:table-cell table:formula="of:=([.C27]*10^(-6)*60)/[.G27]" office:value-type="float" office:value="0.000000186282811176969" calcext:value-type="float">
            <text:p>1,86282811176969E-07</text:p>
          </table:table-cell>
          <table:table-cell table:formula="of:=[.J27]/60" office:value-type="float" office:value="0.00000000310471351961614" calcext:value-type="float">
            <text:p>3,10471351961614E-09</text:p>
          </table:table-cell>
          <table:table-cell table:formula="of:=[.K27]-[.C27]*10^(-6)/([.G27]+[.H27])" office:value-type="float" office:value="0.0000000000298251849425118" calcext:value-type="float">
            <text:p>2,98251849425118E-11</text:p>
          </table:table-cell>
          <table:table-cell table:formula="of:=[.J27]/(1.602176462*10^(-19))" office:value-type="float" office:value="1162685981196.05" calcext:value-type="float">
            <text:p>1162685981196,05</text:p>
          </table:table-cell>
          <table:table-cell table:formula="of:=[.M27]/60" office:value-type="float" office:value="19378099686.6008" calcext:value-type="float">
            <text:p>19378099686,6008</text:p>
          </table:table-cell>
          <table:table-cell table:formula="of:=[.L27]/(1.602176462*10^(-19))" office:value-type="float" office:value="186154182.450546" calcext:value-type="float">
            <text:p>186154182,450546</text:p>
          </table:table-cell>
          <table:table-cell table:formula="of:=([.J27]+[.L27])/(1.602176462*10^(-19))-[.M27]" office:value-type="float" office:value="186154182.450439" calcext:value-type="float">
            <text:p>186154182,4504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0.6" calcext:value-type="float">
            <text:p>0,6</text:p>
          </table:table-cell>
          <table:table-cell office:value-type="float" office:value="60" calcext:value-type="float">
            <text:p>60</text:p>
          </table:table-cell>
          <table:table-cell office:value-type="float" office:value="10686" calcext:value-type="float">
            <text:p>10686</text:p>
          </table:table-cell>
          <table:table-cell table:formula="of:=[.E28]^(1/2)" office:value-type="float" office:value="103.373110623605" calcext:value-type="float">
            <text:p>103,3731106236</text:p>
          </table:table-cell>
          <table:table-cell table:formula="of:=[.E28]/60" office:value-type="float" office:value="178.1" calcext:value-type="float">
            <text:p>178,1</text:p>
          </table:table-cell>
          <table:table-cell table:formula="of:=[.F28]/60" office:value-type="float" office:value="1.72288517706008" calcext:value-type="float">
            <text:p>1,7228851771</text:p>
          </table:table-cell>
          <table:table-cell/>
          <table:table-cell table:formula="of:=([.C28]*10^(-6)*60)/[.G28]" office:value-type="float" office:value="0.000000202133632790567" calcext:value-type="float">
            <text:p>2,02133632790567E-07</text:p>
          </table:table-cell>
          <table:table-cell table:formula="of:=[.J28]/60" office:value-type="float" office:value="0.00000000336889387984279" calcext:value-type="float">
            <text:p>3,36889387984279E-09</text:p>
          </table:table-cell>
          <table:table-cell table:formula="of:=[.K28]-[.C28]*10^(-6)/([.G28]+[.H28])" office:value-type="float" office:value="0.0000000000322774118708783" calcext:value-type="float">
            <text:p>3,22774118708783E-11</text:p>
          </table:table-cell>
          <table:table-cell table:formula="of:=[.J28]/(1.602176462*10^(-19))" office:value-type="float" office:value="1261619038755.84" calcext:value-type="float">
            <text:p>1261619038755,84</text:p>
          </table:table-cell>
          <table:table-cell table:formula="of:=[.M28]/60" office:value-type="float" office:value="21026983979.264" calcext:value-type="float">
            <text:p>21026983979,264</text:p>
          </table:table-cell>
          <table:table-cell table:formula="of:=[.L28]/(1.602176462*10^(-19))" office:value-type="float" office:value="201459780.719699" calcext:value-type="float">
            <text:p>201459780,719699</text:p>
          </table:table-cell>
          <table:table-cell table:formula="of:=([.J28]+[.L28])/(1.602176462*10^(-19))-[.M28]" office:value-type="float" office:value="201459780.719727" calcext:value-type="float">
            <text:p>201459780,7197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0.65" calcext:value-type="float">
            <text:p>0,65</text:p>
          </table:table-cell>
          <table:table-cell office:value-type="float" office:value="60" calcext:value-type="float">
            <text:p>60</text:p>
          </table:table-cell>
          <table:table-cell office:value-type="float" office:value="10753" calcext:value-type="float">
            <text:p>10753</text:p>
          </table:table-cell>
          <table:table-cell table:formula="of:=[.E29]^(1/2)" office:value-type="float" office:value="103.696673042099" calcext:value-type="float">
            <text:p>103,6966730421</text:p>
          </table:table-cell>
          <table:table-cell table:formula="of:=[.E29]/60" office:value-type="float" office:value="179.216666666667" calcext:value-type="float">
            <text:p>179,2166666667</text:p>
          </table:table-cell>
          <table:table-cell table:formula="of:=[.F29]/60" office:value-type="float" office:value="1.72827788403498" calcext:value-type="float">
            <text:p>1,728277884</text:p>
          </table:table-cell>
          <table:table-cell/>
          <table:table-cell table:formula="of:=([.C29]*10^(-6)*60)/[.G29]" office:value-type="float" office:value="0.000000217613689203013" calcext:value-type="float">
            <text:p>2,17613689203013E-07</text:p>
          </table:table-cell>
          <table:table-cell table:formula="of:=[.J29]/60" office:value-type="float" office:value="0.00000000362689482005022" calcext:value-type="float">
            <text:p>3,62689482005022E-09</text:p>
          </table:table-cell>
          <table:table-cell table:formula="of:=[.K29]-[.C29]*10^(-6)/([.G29]+[.H29])" office:value-type="float" office:value="0.0000000000346419300123493" calcext:value-type="float">
            <text:p>3,46419300123493E-11</text:p>
          </table:table-cell>
          <table:table-cell table:formula="of:=[.J29]/(1.602176462*10^(-19))" office:value-type="float" office:value="1358237961699.71" calcext:value-type="float">
            <text:p>1358237961699,71</text:p>
          </table:table-cell>
          <table:table-cell table:formula="of:=[.M29]/60" office:value-type="float" office:value="22637299361.6618" calcext:value-type="float">
            <text:p>22637299361,6618</text:p>
          </table:table-cell>
          <table:table-cell table:formula="of:=[.L29]/(1.602176462*10^(-19))" office:value-type="float" office:value="216217943.740764" calcext:value-type="float">
            <text:p>216217943,740764</text:p>
          </table:table-cell>
          <table:table-cell table:formula="of:=([.J29]+[.L29])/(1.602176462*10^(-19))-[.M29]" office:value-type="float" office:value="216217943.740967" calcext:value-type="float">
            <text:p>216217943,7409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0.65" calcext:value-type="float">
            <text:p>0,65</text:p>
          </table:table-cell>
          <table:table-cell office:value-type="float" office:value="60" calcext:value-type="float">
            <text:p>60</text:p>
          </table:table-cell>
          <table:table-cell office:value-type="float" office:value="10608" calcext:value-type="float">
            <text:p>10608</text:p>
          </table:table-cell>
          <table:table-cell table:formula="of:=[.E30]^(1/2)" office:value-type="float" office:value="102.99514551667" calcext:value-type="float">
            <text:p>102,9951455167</text:p>
          </table:table-cell>
          <table:table-cell table:formula="of:=[.E30]/60" office:value-type="float" office:value="176.8" calcext:value-type="float">
            <text:p>176,8</text:p>
          </table:table-cell>
          <table:table-cell table:formula="of:=[.F30]/60" office:value-type="float" office:value="1.71658575861116" calcext:value-type="float">
            <text:p>1,7165857586</text:p>
          </table:table-cell>
          <table:table-cell/>
          <table:table-cell table:formula="of:=([.C30]*10^(-6)*60)/[.G30]" office:value-type="float" office:value="0.000000220588235294118" calcext:value-type="float">
            <text:p>2,20588235294118E-07</text:p>
          </table:table-cell>
          <table:table-cell table:formula="of:=[.J30]/60" office:value-type="float" office:value="0.00000000367647058823529" calcext:value-type="float">
            <text:p>3,67647058823529E-09</text:p>
          </table:table-cell>
          <table:table-cell table:formula="of:=[.K30]-[.C30]*10^(-6)/([.G30]+[.H30])" office:value-type="float" office:value="0.000000000035352328899294" calcext:value-type="float">
            <text:p>3,5352328899294E-11</text:p>
          </table:table-cell>
          <table:table-cell table:formula="of:=[.J30]/(1.602176462*10^(-19))" office:value-type="float" office:value="1376803620112.84" calcext:value-type="float">
            <text:p>1376803620112,84</text:p>
          </table:table-cell>
          <table:table-cell table:formula="of:=[.M30]/60" office:value-type="float" office:value="22946727001.8806" calcext:value-type="float">
            <text:p>22946727001,8806</text:p>
          </table:table-cell>
          <table:table-cell table:formula="of:=[.L30]/(1.602176462*10^(-19))" office:value-type="float" office:value="220651905.31612" calcext:value-type="float">
            <text:p>220651905,31612</text:p>
          </table:table-cell>
          <table:table-cell table:formula="of:=([.J30]+[.L30])/(1.602176462*10^(-19))-[.M30]" office:value-type="float" office:value="220651905.315918" calcext:value-type="float">
            <text:p>220651905,3159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0.65" calcext:value-type="float">
            <text:p>0,65</text:p>
          </table:table-cell>
          <table:table-cell office:value-type="float" office:value="60" calcext:value-type="float">
            <text:p>60</text:p>
          </table:table-cell>
          <table:table-cell office:value-type="float" office:value="10559" calcext:value-type="float">
            <text:p>10559</text:p>
          </table:table-cell>
          <table:table-cell table:formula="of:=[.E31]^(1/2)" office:value-type="float" office:value="102.756994895725" calcext:value-type="float">
            <text:p>102,7569948957</text:p>
          </table:table-cell>
          <table:table-cell table:formula="of:=[.E31]/60" office:value-type="float" office:value="175.983333333333" calcext:value-type="float">
            <text:p>175,9833333333</text:p>
          </table:table-cell>
          <table:table-cell table:formula="of:=[.F31]/60" office:value-type="float" office:value="1.71261658159541" calcext:value-type="float">
            <text:p>1,7126165816</text:p>
          </table:table-cell>
          <table:table-cell/>
          <table:table-cell table:formula="of:=([.C31]*10^(-6)*60)/[.G31]" office:value-type="float" office:value="0.000000221611895065821" calcext:value-type="float">
            <text:p>2,21611895065821E-07</text:p>
          </table:table-cell>
          <table:table-cell table:formula="of:=[.J31]/60" office:value-type="float" office:value="0.00000000369353158443034" calcext:value-type="float">
            <text:p>3,69353158443034E-09</text:p>
          </table:table-cell>
          <table:table-cell table:formula="of:=[.K31]-[.C31]*10^(-6)/([.G31]+[.H31])" office:value-type="float" office:value="0.0000000000355979043932637" calcext:value-type="float">
            <text:p>3,55979043932637E-11</text:p>
          </table:table-cell>
          <table:table-cell table:formula="of:=[.J31]/(1.602176462*10^(-19))" office:value-type="float" office:value="1383192802552.99" calcext:value-type="float">
            <text:p>1383192802552,99</text:p>
          </table:table-cell>
          <table:table-cell table:formula="of:=[.M31]/60" office:value-type="float" office:value="23053213375.8831" calcext:value-type="float">
            <text:p>23053213375,8831</text:p>
          </table:table-cell>
          <table:table-cell table:formula="of:=[.L31]/(1.602176462*10^(-19))" office:value-type="float" office:value="222184667.154745" calcext:value-type="float">
            <text:p>222184667,154745</text:p>
          </table:table-cell>
          <table:table-cell table:formula="of:=([.J31]+[.L31])/(1.602176462*10^(-19))-[.M31]" office:value-type="float" office:value="222184667.154785" calcext:value-type="float">
            <text:p>222184667,1547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0.7" calcext:value-type="float">
            <text:p>0,7</text:p>
          </table:table-cell>
          <table:table-cell office:value-type="float" office:value="60" calcext:value-type="float">
            <text:p>60</text:p>
          </table:table-cell>
          <table:table-cell office:value-type="float" office:value="10402" calcext:value-type="float">
            <text:p>10402</text:p>
          </table:table-cell>
          <table:table-cell table:formula="of:=[.E32]^(1/2)" office:value-type="float" office:value="101.990195607225" calcext:value-type="float">
            <text:p>101,9901956072</text:p>
          </table:table-cell>
          <table:table-cell table:formula="of:=[.E32]/60" office:value-type="float" office:value="173.366666666667" calcext:value-type="float">
            <text:p>173,3666666667</text:p>
          </table:table-cell>
          <table:table-cell table:formula="of:=[.F32]/60" office:value-type="float" office:value="1.69983659345375" calcext:value-type="float">
            <text:p>1,6998365935</text:p>
          </table:table-cell>
          <table:table-cell/>
          <table:table-cell table:formula="of:=([.C32]*10^(-6)*60)/[.G32]" office:value-type="float" office:value="0.000000242261103633917" calcext:value-type="float">
            <text:p>2,42261103633917E-07</text:p>
          </table:table-cell>
          <table:table-cell table:formula="of:=[.J32]/60" office:value-type="float" office:value="0.00000000403768506056528" calcext:value-type="float">
            <text:p>0,000000004</text:p>
          </table:table-cell>
          <table:table-cell table:formula="of:=[.K32]-[.C32]*10^(-6)/([.G32]+[.H32])" office:value-type="float" office:value="0.0000000000392045576451161" calcext:value-type="float">
            <text:p>3,92045576451161E-11</text:p>
          </table:table-cell>
          <table:table-cell table:formula="of:=[.J32]/(1.602176462*10^(-19))" office:value-type="float" office:value="1512075039047.21" calcext:value-type="float">
            <text:p>1512075039047,21</text:p>
          </table:table-cell>
          <table:table-cell table:formula="of:=[.M32]/60" office:value-type="float" office:value="25201250650.7868" calcext:value-type="float">
            <text:p>25201250650,7868</text:p>
          </table:table-cell>
          <table:table-cell table:formula="of:=[.L32]/(1.602176462*10^(-19))" office:value-type="float" office:value="244695628.571256" calcext:value-type="float">
            <text:p>244695628,571256</text:p>
          </table:table-cell>
          <table:table-cell table:formula="of:=([.J32]+[.L32])/(1.602176462*10^(-19))-[.M32]" office:value-type="float" office:value="244695628.571289" calcext:value-type="float">
            <text:p>244695628,5712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78" calcext:value-type="float">
            <text:p>0,78</text:p>
          </table:table-cell>
          <table:table-cell office:value-type="float" office:value="60" calcext:value-type="float">
            <text:p>60</text:p>
          </table:table-cell>
          <table:table-cell office:value-type="float" office:value="10635" calcext:value-type="float">
            <text:p>10635</text:p>
          </table:table-cell>
          <table:table-cell table:formula="of:=[.E33]^(1/2)" office:value-type="float" office:value="103.126136357375" calcext:value-type="float">
            <text:p>103,1261363574</text:p>
          </table:table-cell>
          <table:table-cell table:formula="of:=[.E33]/60" office:value-type="float" office:value="177.25" calcext:value-type="float">
            <text:p>177,25</text:p>
          </table:table-cell>
          <table:table-cell table:formula="of:=[.F33]/60" office:value-type="float" office:value="1.71876893928959" calcext:value-type="float">
            <text:p>1,7187689393</text:p>
          </table:table-cell>
          <table:table-cell/>
          <table:table-cell table:formula="of:=([.C33]*10^(-6)*60)/[.G33]" office:value-type="float" office:value="0.000000264033850493653" calcext:value-type="float">
            <text:p>0,000000264</text:p>
          </table:table-cell>
          <table:table-cell table:formula="of:=[.J33]/60" office:value-type="float" office:value="0.00000000440056417489422" calcext:value-type="float">
            <text:p>4,40056417489422E-09</text:p>
          </table:table-cell>
          <table:table-cell table:formula="of:=[.K33]-[.C33]*10^(-6)/([.G33]+[.H33])" office:value-type="float" office:value="0.000000000042261859786969" calcext:value-type="float">
            <text:p>4,2261859786969E-11</text:p>
          </table:table-cell>
          <table:table-cell table:formula="of:=[.J33]/(1.602176462*10^(-19))" office:value-type="float" office:value="1647969850737.03" calcext:value-type="float">
            <text:p>1647969850737,03</text:p>
          </table:table-cell>
          <table:table-cell table:formula="of:=[.M33]/60" office:value-type="float" office:value="27466164178.9506" calcext:value-type="float">
            <text:p>27466164178,9506</text:p>
          </table:table-cell>
          <table:table-cell table:formula="of:=[.L33]/(1.602176462*10^(-19))" office:value-type="float" office:value="263777809.681547" calcext:value-type="float">
            <text:p>263777809,681547</text:p>
          </table:table-cell>
          <table:table-cell table:formula="of:=([.J33]+[.L33])/(1.602176462*10^(-19))-[.M33]" office:value-type="float" office:value="263777809.681641" calcext:value-type="float">
            <text:p>263777809,681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0.78" calcext:value-type="float">
            <text:p>0,78</text:p>
          </table:table-cell>
          <table:table-cell office:value-type="float" office:value="60" calcext:value-type="float">
            <text:p>60</text:p>
          </table:table-cell>
          <table:table-cell office:value-type="float" office:value="10495" calcext:value-type="float">
            <text:p>10495</text:p>
          </table:table-cell>
          <table:table-cell table:formula="of:=[.E34]^(1/2)" office:value-type="float" office:value="102.445107252616" calcext:value-type="float">
            <text:p>102,4451072526</text:p>
          </table:table-cell>
          <table:table-cell table:formula="of:=[.E34]/60" office:value-type="float" office:value="174.916666666667" calcext:value-type="float">
            <text:p>174,9166666667</text:p>
          </table:table-cell>
          <table:table-cell table:formula="of:=[.F34]/60" office:value-type="float" office:value="1.70741845421027" calcext:value-type="float">
            <text:p>1,7074184542</text:p>
          </table:table-cell>
          <table:table-cell/>
          <table:table-cell table:formula="of:=([.C34]*10^(-6)*60)/[.G34]" office:value-type="float" office:value="0.000000267555979037637" calcext:value-type="float">
            <text:p>2,67555979037637E-07</text:p>
          </table:table-cell>
          <table:table-cell table:formula="of:=[.J34]/60" office:value-type="float" office:value="0.00000000445926631729395" calcext:value-type="float">
            <text:p>4,45926631729395E-09</text:p>
          </table:table-cell>
          <table:table-cell table:formula="of:=[.K34]-[.C34]*10^(-6)/([.G34]+[.H34])" office:value-type="float" office:value="0.0000000000431075614470997" calcext:value-type="float">
            <text:p>4,31075614470997E-11</text:p>
          </table:table-cell>
          <table:table-cell table:formula="of:=[.J34]/(1.602176462*10^(-19))" office:value-type="float" office:value="1669953250365.73" calcext:value-type="float">
            <text:p>1669953250365,73</text:p>
          </table:table-cell>
          <table:table-cell table:formula="of:=[.M34]/60" office:value-type="float" office:value="27832554172.7622" calcext:value-type="float">
            <text:p>27832554172,7622</text:p>
          </table:table-cell>
          <table:table-cell table:formula="of:=[.L34]/(1.602176462*10^(-19))" office:value-type="float" office:value="269056264.834202" calcext:value-type="float">
            <text:p>269056264,834202</text:p>
          </table:table-cell>
          <table:table-cell table:formula="of:=([.J34]+[.L34])/(1.602176462*10^(-19))-[.M34]" office:value-type="float" office:value="269056264.833984" calcext:value-type="float">
            <text:p>269056264,8339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0.78" calcext:value-type="float">
            <text:p>0,78</text:p>
          </table:table-cell>
          <table:table-cell office:value-type="float" office:value="60" calcext:value-type="float">
            <text:p>60</text:p>
          </table:table-cell>
          <table:table-cell office:value-type="float" office:value="10612" calcext:value-type="float">
            <text:p>10612</text:p>
          </table:table-cell>
          <table:table-cell table:formula="of:=[.E35]^(1/2)" office:value-type="float" office:value="103.014562077407" calcext:value-type="float">
            <text:p>103,0145620774</text:p>
          </table:table-cell>
          <table:table-cell table:formula="of:=[.E35]/60" office:value-type="float" office:value="176.866666666667" calcext:value-type="float">
            <text:p>176,8666666667</text:p>
          </table:table-cell>
          <table:table-cell table:formula="of:=[.F35]/60" office:value-type="float" office:value="1.71690936795679" calcext:value-type="float">
            <text:p>1,716909368</text:p>
          </table:table-cell>
          <table:table-cell/>
          <table:table-cell table:formula="of:=([.C35]*10^(-6)*60)/[.G35]" office:value-type="float" office:value="0.000000264606106294761" calcext:value-type="float">
            <text:p>2,64606106294761E-07</text:p>
          </table:table-cell>
          <table:table-cell table:formula="of:=[.J35]/60" office:value-type="float" office:value="0.00000000441010177157934" calcext:value-type="float">
            <text:p>4,41010177157934E-09</text:p>
          </table:table-cell>
          <table:table-cell table:formula="of:=[.K35]-[.C35]*10^(-6)/([.G35]+[.H35])" office:value-type="float" office:value="0.0000000000423988880354787" calcext:value-type="float">
            <text:p>4,23988880354787E-11</text:p>
          </table:table-cell>
          <table:table-cell table:formula="of:=[.J35]/(1.602176462*10^(-19))" office:value-type="float" office:value="1651541590896" calcext:value-type="float">
            <text:p>1651541590896</text:p>
          </table:table-cell>
          <table:table-cell table:formula="of:=[.M35]/60" office:value-type="float" office:value="27525693181.6" calcext:value-type="float">
            <text:p>27525693181,6</text:p>
          </table:table-cell>
          <table:table-cell table:formula="of:=[.L35]/(1.602176462*10^(-19))" office:value-type="float" office:value="264633072.829894" calcext:value-type="float">
            <text:p>264633072,829894</text:p>
          </table:table-cell>
          <table:table-cell table:formula="of:=([.J35]+[.L35])/(1.602176462*10^(-19))-[.M35]" office:value-type="float" office:value="264633072.829834" calcext:value-type="float">
            <text:p>264633072,8298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0.8" calcext:value-type="float">
            <text:p>0,8</text:p>
          </table:table-cell>
          <table:table-cell office:value-type="float" office:value="60" calcext:value-type="float">
            <text:p>60</text:p>
          </table:table-cell>
          <table:table-cell office:value-type="float" office:value="10675" calcext:value-type="float">
            <text:p>10675</text:p>
          </table:table-cell>
          <table:table-cell table:formula="of:=[.E36]^(1/2)" office:value-type="float" office:value="103.319891598859" calcext:value-type="float">
            <text:p>103,3198915989</text:p>
          </table:table-cell>
          <table:table-cell table:formula="of:=[.E36]/60" office:value-type="float" office:value="177.916666666667" calcext:value-type="float">
            <text:p>177,9166666667</text:p>
          </table:table-cell>
          <table:table-cell table:formula="of:=[.F36]/60" office:value-type="float" office:value="1.72199819331432" calcext:value-type="float">
            <text:p>1,7219981933</text:p>
          </table:table-cell>
          <table:table-cell/>
          <table:table-cell table:formula="of:=([.C36]*10^(-6)*60)/[.G36]" office:value-type="float" office:value="0.000000269789227166276" calcext:value-type="float">
            <text:p>2,69789227166276E-07</text:p>
          </table:table-cell>
          <table:table-cell table:formula="of:=[.J36]/60" office:value-type="float" office:value="0.00000000449648711943794" calcext:value-type="float">
            <text:p>4,49648711943794E-09</text:p>
          </table:table-cell>
          <table:table-cell table:formula="of:=[.K36]-[.C36]*10^(-6)/([.G36]+[.H36])" office:value-type="float" office:value="0.000000000043102873771459" calcext:value-type="float">
            <text:p>4,3102873771459E-11</text:p>
          </table:table-cell>
          <table:table-cell table:formula="of:=[.J36]/(1.602176462*10^(-19))" office:value-type="float" office:value="1683892090322.55" calcext:value-type="float">
            <text:p>1683892090322,55</text:p>
          </table:table-cell>
          <table:table-cell table:formula="of:=[.M36]/60" office:value-type="float" office:value="28064868172.0425" calcext:value-type="float">
            <text:p>28064868172,0425</text:p>
          </table:table-cell>
          <table:table-cell table:formula="of:=[.L36]/(1.602176462*10^(-19))" office:value-type="float" office:value="269027006.661012" calcext:value-type="float">
            <text:p>269027006,661012</text:p>
          </table:table-cell>
          <table:table-cell table:formula="of:=([.J36]+[.L36])/(1.602176462*10^(-19))-[.M36]" office:value-type="float" office:value="269027006.661133" calcext:value-type="float">
            <text:p>269027006,6611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0.8" calcext:value-type="float">
            <text:p>0,8</text:p>
          </table:table-cell>
          <table:table-cell office:value-type="float" office:value="60" calcext:value-type="float">
            <text:p>60</text:p>
          </table:table-cell>
          <table:table-cell office:value-type="float" office:value="10621" calcext:value-type="float">
            <text:p>10621</text:p>
          </table:table-cell>
          <table:table-cell table:formula="of:=[.E37]^(1/2)" office:value-type="float" office:value="103.058235963944" calcext:value-type="float">
            <text:p>103,0582359639</text:p>
          </table:table-cell>
          <table:table-cell table:formula="of:=[.E37]/60" office:value-type="float" office:value="177.016666666667" calcext:value-type="float">
            <text:p>177,0166666667</text:p>
          </table:table-cell>
          <table:table-cell table:formula="of:=[.F37]/60" office:value-type="float" office:value="1.71763726606574" calcext:value-type="float">
            <text:p>1,7176372661</text:p>
          </table:table-cell>
          <table:table-cell/>
          <table:table-cell table:formula="of:=([.C37]*10^(-6)*60)/[.G37]" office:value-type="float" office:value="0.000000271160907635816" calcext:value-type="float">
            <text:p>2,71160907635816E-07</text:p>
          </table:table-cell>
          <table:table-cell table:formula="of:=[.J37]/60" office:value-type="float" office:value="0.00000000451934846059693" calcext:value-type="float">
            <text:p>4,51934846059693E-09</text:p>
          </table:table-cell>
          <table:table-cell table:formula="of:=[.K37]-[.C37]*10^(-6)/([.G37]+[.H37])" office:value-type="float" office:value="0.0000000000434309540108185" calcext:value-type="float">
            <text:p>4,34309540108185E-11</text:p>
          </table:table-cell>
          <table:table-cell table:formula="of:=[.J37]/(1.602176462*10^(-19))" office:value-type="float" office:value="1692453447339.53" calcext:value-type="float">
            <text:p>1692453447339,53</text:p>
          </table:table-cell>
          <table:table-cell table:formula="of:=[.M37]/60" office:value-type="float" office:value="28207557455.6589" calcext:value-type="float">
            <text:p>28207557455,6589</text:p>
          </table:table-cell>
          <table:table-cell table:formula="of:=[.L37]/(1.602176462*10^(-19))" office:value-type="float" office:value="271074722.671955" calcext:value-type="float">
            <text:p>271074722,671955</text:p>
          </table:table-cell>
          <table:table-cell table:formula="of:=([.J37]+[.L37])/(1.602176462*10^(-19))-[.M37]" office:value-type="float" office:value="271074722.671875" calcext:value-type="float">
            <text:p>271074722,6718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0.82" calcext:value-type="float">
            <text:p>0,82</text:p>
          </table:table-cell>
          <table:table-cell office:value-type="float" office:value="60" calcext:value-type="float">
            <text:p>60</text:p>
          </table:table-cell>
          <table:table-cell office:value-type="float" office:value="10815" calcext:value-type="float">
            <text:p>10815</text:p>
          </table:table-cell>
          <table:table-cell table:formula="of:=[.E38]^(1/2)" office:value-type="float" office:value="103.995192196563" calcext:value-type="float">
            <text:p>103,9951921966</text:p>
          </table:table-cell>
          <table:table-cell table:formula="of:=[.E38]/60" office:value-type="float" office:value="180.25" calcext:value-type="float">
            <text:p>180,25</text:p>
          </table:table-cell>
          <table:table-cell table:formula="of:=[.F38]/60" office:value-type="float" office:value="1.73325320327604" calcext:value-type="float">
            <text:p>1,7332532033</text:p>
          </table:table-cell>
          <table:table-cell/>
          <table:table-cell table:formula="of:=([.C38]*10^(-6)*60)/[.G38]" office:value-type="float" office:value="0.000000272954230235784" calcext:value-type="float">
            <text:p>0,000000273</text:p>
          </table:table-cell>
          <table:table-cell table:formula="of:=[.J38]/60" office:value-type="float" office:value="0.00000000454923717059639" calcext:value-type="float">
            <text:p>4,54923717059639E-09</text:p>
          </table:table-cell>
          <table:table-cell table:formula="of:=[.K38]-[.C38]*10^(-6)/([.G38]+[.H38])" office:value-type="float" office:value="0.0000000000433280522224253" calcext:value-type="float">
            <text:p>4,33280522224253E-11</text:p>
          </table:table-cell>
          <table:table-cell table:formula="of:=[.J38]/(1.602176462*10^(-19))" office:value-type="float" office:value="1703646487822.29" calcext:value-type="float">
            <text:p>1703646487822,29</text:p>
          </table:table-cell>
          <table:table-cell table:formula="of:=[.M38]/60" office:value-type="float" office:value="28394108130.3714" calcext:value-type="float">
            <text:p>28394108130,3714</text:p>
          </table:table-cell>
          <table:table-cell table:formula="of:=[.L38]/(1.602176462*10^(-19))" office:value-type="float" office:value="270432460.156972" calcext:value-type="float">
            <text:p>270432460,156972</text:p>
          </table:table-cell>
          <table:table-cell table:formula="of:=([.J38]+[.L38])/(1.602176462*10^(-19))-[.M38]" office:value-type="float" office:value="270432460.157227" calcext:value-type="float">
            <text:p>270432460,1572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0.9" calcext:value-type="float">
            <text:p>0,9</text:p>
          </table:table-cell>
          <table:table-cell office:value-type="float" office:value="60" calcext:value-type="float">
            <text:p>60</text:p>
          </table:table-cell>
          <table:table-cell office:value-type="float" office:value="10927" calcext:value-type="float">
            <text:p>10927</text:p>
          </table:table-cell>
          <table:table-cell table:formula="of:=[.E39]^(1/2)" office:value-type="float" office:value="104.532291661477" calcext:value-type="float">
            <text:p>104,5322916615</text:p>
          </table:table-cell>
          <table:table-cell table:formula="of:=[.E39]/60" office:value-type="float" office:value="182.116666666667" calcext:value-type="float">
            <text:p>182,1166666667</text:p>
          </table:table-cell>
          <table:table-cell table:formula="of:=[.F39]/60" office:value-type="float" office:value="1.74220486102461" calcext:value-type="float">
            <text:p>1,742204861</text:p>
          </table:table-cell>
          <table:table-cell/>
          <table:table-cell table:formula="of:=([.C39]*10^(-6)*60)/[.G39]" office:value-type="float" office:value="0.00000029651322412373" calcext:value-type="float">
            <text:p>2,9651322412373E-07</text:p>
          </table:table-cell>
          <table:table-cell table:formula="of:=[.J39]/60" office:value-type="float" office:value="0.00000000494188706872884" calcext:value-type="float">
            <text:p>4,94188706872884E-09</text:p>
          </table:table-cell>
          <table:table-cell table:formula="of:=[.K39]-[.C39]*10^(-6)/([.G39]+[.H39])" office:value-type="float" office:value="0.0000000000468281981839392" calcext:value-type="float">
            <text:p>4,68281981839392E-11</text:p>
          </table:table-cell>
          <table:table-cell table:formula="of:=[.J39]/(1.602176462*10^(-19))" office:value-type="float" office:value="1850690177744.79" calcext:value-type="float">
            <text:p>1850690177744,79</text:p>
          </table:table-cell>
          <table:table-cell table:formula="of:=[.M39]/60" office:value-type="float" office:value="30844836295.7465" calcext:value-type="float">
            <text:p>30844836295,7465</text:p>
          </table:table-cell>
          <table:table-cell table:formula="of:=[.L39]/(1.602176462*10^(-19))" office:value-type="float" office:value="292278655.282974" calcext:value-type="float">
            <text:p>292278655,282974</text:p>
          </table:table-cell>
          <table:table-cell table:formula="of:=([.J39]+[.L39])/(1.602176462*10^(-19))-[.M39]" office:value-type="float" office:value="292278655.282959" calcext:value-type="float">
            <text:p>292278655,2829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0.9" calcext:value-type="float">
            <text:p>0,9</text:p>
          </table:table-cell>
          <table:table-cell office:value-type="float" office:value="60" calcext:value-type="float">
            <text:p>60</text:p>
          </table:table-cell>
          <table:table-cell office:value-type="float" office:value="10704" calcext:value-type="float">
            <text:p>10704</text:p>
          </table:table-cell>
          <table:table-cell table:formula="of:=[.E40]^(1/2)" office:value-type="float" office:value="103.460137251021" calcext:value-type="float">
            <text:p>103,460137251</text:p>
          </table:table-cell>
          <table:table-cell table:formula="of:=[.E40]/60" office:value-type="float" office:value="178.4" calcext:value-type="float">
            <text:p>178,4</text:p>
          </table:table-cell>
          <table:table-cell table:formula="of:=[.F40]/60" office:value-type="float" office:value="1.72433562085034" calcext:value-type="float">
            <text:p>1,7243356209</text:p>
          </table:table-cell>
          <table:table-cell/>
          <table:table-cell table:formula="of:=([.C40]*10^(-6)*60)/[.G40]" office:value-type="float" office:value="0.000000302690582959641" calcext:value-type="float">
            <text:p>3,02690582959641E-07</text:p>
          </table:table-cell>
          <table:table-cell table:formula="of:=[.J40]/60" office:value-type="float" office:value="0.00000000504484304932735" calcext:value-type="float">
            <text:p>0,000000005</text:p>
          </table:table-cell>
          <table:table-cell table:formula="of:=[.K40]-[.C40]*10^(-6)/([.G40]+[.H40])" office:value-type="float" office:value="0.0000000000482944325183536" calcext:value-type="float">
            <text:p>4,82944325183536E-11</text:p>
          </table:table-cell>
          <table:table-cell table:formula="of:=[.J40]/(1.602176462*10^(-19))" office:value-type="float" office:value="1889246223114.47" calcext:value-type="float">
            <text:p>1889246223114,47</text:p>
          </table:table-cell>
          <table:table-cell table:formula="of:=[.M40]/60" office:value-type="float" office:value="31487437051.9079" calcext:value-type="float">
            <text:p>31487437051,9079</text:p>
          </table:table-cell>
          <table:table-cell table:formula="of:=[.L40]/(1.602176462*10^(-19))" office:value-type="float" office:value="301430171.168958" calcext:value-type="float">
            <text:p>301430171,168958</text:p>
          </table:table-cell>
          <table:table-cell table:formula="of:=([.J40]+[.L40])/(1.602176462*10^(-19))-[.M40]" office:value-type="float" office:value="301430171.169189" calcext:value-type="float">
            <text:p>301430171,1691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793" calcext:value-type="float">
            <text:p>10793</text:p>
          </table:table-cell>
          <table:table-cell table:formula="of:=[.E41]^(1/2)" office:value-type="float" office:value="103.889364229453" calcext:value-type="float">
            <text:p>103,8893642295</text:p>
          </table:table-cell>
          <table:table-cell table:formula="of:=[.E41]/60" office:value-type="float" office:value="179.883333333333" calcext:value-type="float">
            <text:p>179,8833333333</text:p>
          </table:table-cell>
          <table:table-cell table:formula="of:=[.F41]/60" office:value-type="float" office:value="1.73148940382422" calcext:value-type="float">
            <text:p>1,7314894038</text:p>
          </table:table-cell>
          <table:table-cell/>
          <table:table-cell table:formula="of:=([.C41]*10^(-6)*60)/[.G41]" office:value-type="float" office:value="0.000000333549522838877" calcext:value-type="float">
            <text:p>3,33549522838877E-07</text:p>
          </table:table-cell>
          <table:table-cell table:formula="of:=[.J41]/60" office:value-type="float" office:value="0.00000000555915871398128" calcext:value-type="float">
            <text:p>5,55915871398128E-09</text:p>
          </table:table-cell>
          <table:table-cell table:formula="of:=[.K41]-[.C41]*10^(-6)/([.G41]+[.H41])" office:value-type="float" office:value="0.0000000000530002136519789" calcext:value-type="float">
            <text:p>5,30002136519789E-11</text:p>
          </table:table-cell>
          <table:table-cell table:formula="of:=[.J41]/(1.602176462*10^(-19))" office:value-type="float" office:value="2081852597076.02" calcext:value-type="float">
            <text:p>2081852597076,02</text:p>
          </table:table-cell>
          <table:table-cell table:formula="of:=[.M41]/60" office:value-type="float" office:value="34697543284.6003" calcext:value-type="float">
            <text:p>34697543284,6003</text:p>
          </table:table-cell>
          <table:table-cell table:formula="of:=[.L41]/(1.602176462*10^(-19))" office:value-type="float" office:value="330801349.970019" calcext:value-type="float">
            <text:p>330801349,970019</text:p>
          </table:table-cell>
          <table:table-cell table:formula="of:=([.J41]+[.L41])/(1.602176462*10^(-19))-[.M41]" office:value-type="float" office:value="330801349.969971" calcext:value-type="float">
            <text:p>330801349,9699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1083" calcext:value-type="float">
            <text:p>11083</text:p>
          </table:table-cell>
          <table:table-cell table:formula="of:=[.E42]^(1/2)" office:value-type="float" office:value="105.275828184821" calcext:value-type="float">
            <text:p>105,2758281848</text:p>
          </table:table-cell>
          <table:table-cell table:formula="of:=[.E42]/60" office:value-type="float" office:value="184.716666666667" calcext:value-type="float">
            <text:p>184,7166666667</text:p>
          </table:table-cell>
          <table:table-cell table:formula="of:=[.F42]/60" office:value-type="float" office:value="1.75459713641369" calcext:value-type="float">
            <text:p>1,7545971364</text:p>
          </table:table-cell>
          <table:table-cell/>
          <table:table-cell table:formula="of:=([.C42]*10^(-6)*60)/[.G42]" office:value-type="float" office:value="0.000000324821799151854" calcext:value-type="float">
            <text:p>3,24821799151854E-07</text:p>
          </table:table-cell>
          <table:table-cell table:formula="of:=[.J42]/60" office:value-type="float" office:value="0.0000000054136966525309" calcext:value-type="float">
            <text:p>5,4136966525309E-09</text:p>
          </table:table-cell>
          <table:table-cell table:formula="of:=[.K42]-[.C42]*10^(-6)/([.G42]+[.H42])" office:value-type="float" office:value="0.0000000000509400561256131" calcext:value-type="float">
            <text:p>5,09400561256131E-11</text:p>
          </table:table-cell>
          <table:table-cell table:formula="of:=[.J42]/(1.602176462*10^(-19))" office:value-type="float" office:value="2027378424636.06" calcext:value-type="float">
            <text:p>2027378424636,06</text:p>
          </table:table-cell>
          <table:table-cell table:formula="of:=[.M42]/60" office:value-type="float" office:value="33789640410.6011" calcext:value-type="float">
            <text:p>33789640410,6011</text:p>
          </table:table-cell>
          <table:table-cell table:formula="of:=[.L42]/(1.602176462*10^(-19))" office:value-type="float" office:value="317942856.693978" calcext:value-type="float">
            <text:p>317942856,693978</text:p>
          </table:table-cell>
          <table:table-cell table:formula="of:=([.J42]+[.L42])/(1.602176462*10^(-19))-[.M42]" office:value-type="float" office:value="317942856.693848" calcext:value-type="float">
            <text:p>317942856,6938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1.1" calcext:value-type="float">
            <text:p>1,1</text:p>
          </table:table-cell>
          <table:table-cell office:value-type="float" office:value="60" calcext:value-type="float">
            <text:p>60</text:p>
          </table:table-cell>
          <table:table-cell office:value-type="float" office:value="11094" calcext:value-type="float">
            <text:p>11094</text:p>
          </table:table-cell>
          <table:table-cell table:formula="of:=[.E43]^(1/2)" office:value-type="float" office:value="105.328058939677" calcext:value-type="float">
            <text:p>105,3280589397</text:p>
          </table:table-cell>
          <table:table-cell table:formula="of:=[.E43]/60" office:value-type="float" office:value="184.9" calcext:value-type="float">
            <text:p>184,9</text:p>
          </table:table-cell>
          <table:table-cell table:formula="of:=[.F43]/60" office:value-type="float" office:value="1.75546764899461" calcext:value-type="float">
            <text:p>1,755467649</text:p>
          </table:table-cell>
          <table:table-cell/>
          <table:table-cell table:formula="of:=([.C43]*10^(-6)*60)/[.G43]" office:value-type="float" office:value="0.000000356949702541915" calcext:value-type="float">
            <text:p>3,56949702541915E-07</text:p>
          </table:table-cell>
          <table:table-cell table:formula="of:=[.J43]/60" office:value-type="float" office:value="0.00000000594916170903191" calcext:value-type="float">
            <text:p>5,94916170903191E-09</text:p>
          </table:table-cell>
          <table:table-cell table:formula="of:=[.K43]-[.C43]*10^(-6)/([.G43]+[.H43])" office:value-type="float" office:value="0.0000000000559510045453499" calcext:value-type="float">
            <text:p>5,59510045453499E-11</text:p>
          </table:table-cell>
          <table:table-cell table:formula="of:=[.J43]/(1.602176462*10^(-19))" office:value-type="float" office:value="2227905046715.85" calcext:value-type="float">
            <text:p>2227905046715,85</text:p>
          </table:table-cell>
          <table:table-cell table:formula="of:=[.M43]/60" office:value-type="float" office:value="37131750778.5975" calcext:value-type="float">
            <text:p>37131750778,5975</text:p>
          </table:table-cell>
          <table:table-cell table:formula="of:=[.L43]/(1.602176462*10^(-19))" office:value-type="float" office:value="349218740.08501" calcext:value-type="float">
            <text:p>349218740,08501</text:p>
          </table:table-cell>
          <table:table-cell table:formula="of:=([.J43]+[.L43])/(1.602176462*10^(-19))-[.M43]" office:value-type="float" office:value="349218740.084961" calcext:value-type="float">
            <text:p>349218740,08496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.00.0000</text:date>, <text:time style:data-style-name="N2" text:time-value="14:56:29.112580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09:24:26.441129387</meta:creation-date>
    <dc:date>2018-05-23T15:15:08.499292118</dc:date>
    <meta:editing-duration>PT2H25M</meta:editing-duration>
    <meta:editing-cycles>29</meta:editing-cycles>
    <meta:generator>LibreOffice/5.1.6.2$Linux_X86_64 LibreOffice_project/10m0$Build-2</meta:generator>
    <meta:document-statistic meta:table-count="1" meta:cell-count="600" meta:object-count="0"/>
  </office:meta>
</office:document-meta>
</file>